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Terrain</text:p>
          </table:table-cell>
        </table:table-row>
        <table:table-row table:style-name="ro1" table:visibility="filter">
          <table:table-cell/>
          <table:table-cell office:value-type="string" calcext:value-type="string">
            <text:p>terrains</text:p>
          </table:table-cell>
          <table:table-cell office:value-type="string" calcext:value-type="string">
            <text:p>Defenders.ter</text:p>
          </table:table-cell>
        </table:table-row>
        <table:table-row table:style-name="ro1" table:visibility="filter">
          <table:table-cell/>
          <table:table-cell office:value-type="string" calcext:value-type="string">
            <text:p>terrains</text:p>
          </table:table-cell>
          <table:table-cell office:value-type="string" calcext:value-type="string">
            <text:p>FireField.ter</text:p>
          </table:table-cell>
        </table:table-row>
        <table:table-row table:style-name="ro1" table:visibility="filter">
          <table:table-cell/>
          <table:table-cell office:value-type="string" calcext:value-type="string">
            <text:p>terrains</text:p>
          </table:table-cell>
          <table:table-cell office:value-type="string" calcext:value-type="string">
            <text:p>FrozenShadows_Epic.ter</text:p>
          </table:table-cell>
        </table:table-row>
        <table:table-row table:style-name="ro1" table:visibility="filter">
          <table:table-cell/>
          <table:table-cell office:value-type="string" calcext:value-type="string">
            <text:p>terrains</text:p>
          </table:table-cell>
          <table:table-cell office:value-type="string" calcext:value-type="string">
            <text:p>Katabatic_Epic.ter</text:p>
          </table:table-cell>
        </table:table-row>
        <table:table-row table:style-name="ro1" table:visibility="filter">
          <table:table-cell/>
          <table:table-cell office:value-type="string" calcext:value-type="string">
            <text:p>terrains</text:p>
          </table:table-cell>
          <table:table-cell office:value-type="string" calcext:value-type="string">
            <text:p>LOL.ter</text:p>
          </table:table-cell>
        </table:table-row>
        <table:table-row table:style-name="ro1" table:visibility="filter">
          <table:table-cell/>
          <table:table-cell office:value-type="string" calcext:value-type="string">
            <text:p>terrains</text:p>
          </table:table-cell>
          <table:table-cell office:value-type="string" calcext:value-type="string">
            <text:p>SerpentsTrench.ter</text:p>
          </table:table-cell>
        </table:table-row>
        <table:table-row table:style-name="ro1" table:visibility="filter">
          <table:table-cell/>
          <table:table-cell office:value-type="string" calcext:value-type="string">
            <text:p>terrains</text:p>
          </table:table-cell>
          <table:table-cell office:value-type="string" calcext:value-type="string">
            <text:p>SkyPark_TEMP.ter</text:p>
          </table:table-cell>
        </table:table-row>
        <table:table-row table:style-name="ro1" table:visibility="filter">
          <table:table-cell/>
          <table:table-cell office:value-type="string" calcext:value-type="string">
            <text:p>terrains</text:p>
          </table:table-cell>
          <table:table-cell office:value-type="string" calcext:value-type="string">
            <text:p>Soccer.ter</text:p>
          </table:table-cell>
        </table:table-row>
        <table:table-row table:style-name="ro1" table:visibility="filter">
          <table:table-cell/>
          <table:table-cell office:value-type="string" calcext:value-type="string">
            <text:p>terrains</text:p>
          </table:table-cell>
          <table:table-cell office:value-type="string" calcext:value-type="string">
            <text:p>SoccerField.ter</text:p>
          </table:table-cell>
        </table:table-row>
        <table:table-row table:style-name="ro1" table:visibility="filter">
          <table:table-cell/>
          <table:table-cell office:value-type="string" calcext:value-type="string">
            <text:p>terrains</text:p>
          </table:table-cell>
          <table:table-cell office:value-type="string" calcext:value-type="string">
            <text:p>SuperFlatland.ter</text:p>
          </table:table-cell>
        </table:table-row>
        <table:table-row table:style-name="ro1" table:visibility="filter">
          <table:table-cell/>
          <table:table-cell office:value-type="string" calcext:value-type="string">
            <text:p>terrains</text:p>
          </table:table-cell>
          <table:table-cell office:value-type="string" calcext:value-type="string">
            <text:p>TR2_Soccer.ter</text:p>
          </table:table-cell>
        </table:table-row>
        <table:table-row table:style-name="ro1" table:visibility="filter">
          <table:table-cell/>
          <table:table-cell office:value-type="string" calcext:value-type="string">
            <text:p>terrains</text:p>
          </table:table-cell>
          <table:table-cell office:value-type="string" calcext:value-type="string">
            <text:p>faceface.ter</text:p>
          </table:table-cell>
        </table:table-row>
        <table:table-row table:style-name="ro1" table:visibility="filter">
          <table:table-cell/>
          <table:table-cell office:value-type="string" calcext:value-type="string">
            <text:p>terrains</text:p>
          </table:table-cell>
          <table:table-cell office:value-type="string" calcext:value-type="string">
            <text:p>letsbreakTR2.ter</text:p>
          </table:table-cell>
        </table:table-row>
        <table:table-row table:style-name="ro1" table:visibility="filter">
          <table:table-cell/>
          <table:table-cell office:value-type="string" calcext:value-type="string">
            <text:p>terrains</text:p>
          </table:table-cell>
          <table:table-cell office:value-type="string" calcext:value-type="string">
            <text:p>quad.ter</text:p>
          </table:table-cell>
        </table:table-row>
        <table:table-row table:style-name="ro1" table:visibility="filter">
          <table:table-cell office:value-type="string" calcext:value-type="string">
            <text:p>CanyonContest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anyonContest.ter</text:p>
          </table:table-cell>
        </table:table-row>
        <table:table-row table:style-name="ro1" table:visibility="filter">
          <table:table-cell office:value-type="string" calcext:value-type="string">
            <text:p>CanyonRaceway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SWildcat3.ter</text:p>
          </table:table-cell>
        </table:table-row>
        <table:table-row table:style-name="ro1" table:visibility="filter">
          <table:table-cell office:value-type="string" calcext:value-type="string">
            <text:p>Celerity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Arrow.ter</text:p>
          </table:table-cell>
        </table:table-row>
        <table:table-row table:style-name="ro1" table:visibility="filter">
          <table:table-cell office:value-type="string" calcext:value-type="string">
            <text:p>Celerity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eachIsle.ter</text:p>
          </table:table-cell>
        </table:table-row>
        <table:table-row table:style-name="ro1" table:visibility="filter">
          <table:table-cell office:value-type="string" calcext:value-type="string">
            <text:p>Celerity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lackice.ter</text:p>
          </table:table-cell>
        </table:table-row>
        <table:table-row table:style-name="ro1" table:visibility="filter">
          <table:table-cell office:value-type="string" calcext:value-type="string">
            <text:p>Celerity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rowsNestPassTR2.ter</text:p>
          </table:table-cell>
        </table:table-row>
        <table:table-row table:style-name="ro1" table:visibility="filter">
          <table:table-cell office:value-type="string" calcext:value-type="string">
            <text:p>Celerity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bb.ter</text:p>
          </table:table-cell>
        </table:table-row>
        <table:table-row table:style-name="ro1" table:visibility="filter">
          <table:table-cell office:value-type="string" calcext:value-type="string">
            <text:p>Celerity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Final-TR2.ter</text:p>
          </table:table-cell>
        </table:table-row>
        <table:table-row table:style-name="ro1" table:visibility="filter">
          <table:table-cell office:value-type="string" calcext:value-type="string">
            <text:p>Celerity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Lilypad.ter</text:p>
          </table:table-cell>
        </table:table-row>
        <table:table-row table:style-name="ro1" table:visibility="filter">
          <table:table-cell office:value-type="string" calcext:value-type="string">
            <text:p>Celerity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MaidenMotherCrone.ter</text:p>
          </table:table-cell>
        </table:table-row>
        <table:table-row table:style-name="ro1" table:visibility="filter">
          <table:table-cell office:value-type="string" calcext:value-type="string">
            <text:p>Celerity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Niveous.ter</text:p>
          </table:table-cell>
        </table:table-row>
        <table:table-row table:style-name="ro1" table:visibility="filter">
          <table:table-cell office:value-type="string" calcext:value-type="string">
            <text:p>Celerity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hobos.ter</text:p>
          </table:table-cell>
        </table:table-row>
        <table:table-row table:style-name="ro1" table:visibility="filter">
          <table:table-cell office:value-type="string" calcext:value-type="string">
            <text:p>Celerity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inwheel.ter</text:p>
          </table:table-cell>
        </table:table-row>
        <table:table-row table:style-name="ro1" table:visibility="filter">
          <table:table-cell office:value-type="string" calcext:value-type="string">
            <text:p>Celerity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equiem.ter</text:p>
          </table:table-cell>
        </table:table-row>
        <table:table-row table:style-name="ro1" table:visibility="filter">
          <table:table-cell office:value-type="string" calcext:value-type="string">
            <text:p>Celerity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trip.ter</text:p>
          </table:table-cell>
        </table:table-row>
        <table:table-row table:style-name="ro1" table:visibility="filter">
          <table:table-cell office:value-type="string" calcext:value-type="string">
            <text:p>Celerity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urreal-TR2.ter</text:p>
          </table:table-cell>
        </table:table-row>
        <table:table-row table:style-name="ro1" table:visibility="filter">
          <table:table-cell office:value-type="string" calcext:value-type="string">
            <text:p>Celerity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omb.ter</text:p>
          </table:table-cell>
        </table:table-row>
        <table:table-row table:style-name="ro1" table:visibility="filter">
          <table:table-cell office:value-type="string" calcext:value-type="string">
            <text:p>Celerity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rifter.ter</text:p>
          </table:table-cell>
        </table:table-row>
        <table:table-row table:style-name="ro1" table:visibility="filter">
          <table:table-cell office:value-type="string" calcext:value-type="string">
            <text:p>Celerity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hills.ter</text:p>
          </table:table-cell>
        </table:table-row>
        <table:table-row table:style-name="ro1" table:visibility="filter">
          <table:table-cell office:value-type="string" calcext:value-type="string">
            <text:p>Celerity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anorama.ter</text:p>
          </table:table-cell>
        </table:table-row>
        <table:table-row table:style-name="ro1" table:visibility="filter">
          <table:table-cell office:value-type="string" calcext:value-type="string">
            <text:p>Celerity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otr2test.ter</text:p>
          </table:table-cell>
        </table:table-row>
        <table:table-row table:style-name="ro1" table:visibility="filter">
          <table:table-cell office:value-type="string" calcext:value-type="string">
            <text:p>Celerity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ropico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Abaddon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Abbacus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Aircon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BeachBlitz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BeggarsRun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Camelland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CanyonCrusadeDeluxe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Check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Confusco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Coppera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Damnation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DangerousCrossing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DeadlyBirdsSong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DesertofDeath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Ditch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Drifts_SE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Feign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Frogland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FrozenBreath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FrozenClaw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Goatland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Harvester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HeadlessSheeps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Hildebrand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HillSide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IceRidge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LavaGods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Minotaur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MuddySwamp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OsIris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Pandemonium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Paranoia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Raindance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Ramparts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Ravine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Rollercoaster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Runenmacht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Sandstorm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SpinCycle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Stonehenge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SubZero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Surreal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Tombstone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VanDamned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WilderZone.ter</text:p>
          </table:table-cell>
        </table:table-row>
        <table:table-row table:style-name="ro1" table:visibility="filter">
          <table:table-cell office:value-type="string" calcext:value-type="string">
            <text:p>Cluster_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WoodyMyrk.ter</text:p>
          </table:table-cell>
        </table:table-row>
        <table:table-row table:style-name="ro1" table:visibility="filter">
          <table:table-cell office:value-type="string" calcext:value-type="string">
            <text:p>DynamixFinal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ridgeTooFar.ter</text:p>
          </table:table-cell>
        </table:table-row>
        <table:table-row table:style-name="ro1" table:visibility="filter">
          <table:table-cell office:value-type="string" calcext:value-type="string">
            <text:p>DynamixFinal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evilsElbow.ter</text:p>
          </table:table-cell>
        </table:table-row>
        <table:table-row table:style-name="ro1" table:visibility="filter">
          <table:table-cell office:value-type="string" calcext:value-type="string">
            <text:p>DynamixFinal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InnerSanctum.ter</text:p>
          </table:table-cell>
        </table:table-row>
        <table:table-row table:style-name="ro1" table:visibility="filter">
          <table:table-cell office:value-type="string" calcext:value-type="string">
            <text:p>DynamixFinal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IsleOfMan.ter</text:p>
          </table:table-cell>
        </table:table-row>
        <table:table-row table:style-name="ro1" table:visibility="filter">
          <table:table-cell office:value-type="string" calcext:value-type="string">
            <text:p>DynamixFinal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antheon.ter</text:p>
          </table:table-cell>
        </table:table-row>
        <table:table-row table:style-name="ro1" table:visibility="filter">
          <table:table-cell office:value-type="string" calcext:value-type="string">
            <text:p>DynamixFinal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rident.ter</text:p>
          </table:table-cell>
        </table:table-row>
        <table:table-row table:style-name="ro1" table:visibility="filter">
          <table:table-cell office:value-type="string" calcext:value-type="string">
            <text:p>Egei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geis.ter</text:p>
          </table:table-cell>
        </table:table-row>
        <table:table-row table:style-name="ro1" table:visibility="filter">
          <table:table-cell office:value-type="string" calcext:value-type="string">
            <text:p>Eradication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radication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Abaddon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BaNsHee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Bleed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Bloodmoon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BlueMoon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Boss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CeleritySE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Clusterfuct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Coppice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Crown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DeadlyBirdsSong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Dissention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Drifts_SE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FeignSE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Frozen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Graveyard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Hellfire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Hildebrand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IceDagger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LushMelee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Magellan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Osiris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Pandemonium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ProjectX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RiverdanceSEi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RunenmachtSE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SanctuarySE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Sinivalkoinen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Solaris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SpinCycle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Tantric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WarSpring.ter</text:p>
          </table:table-cell>
        </table:table-row>
        <table:table-row table:style-name="ro1" table:visibility="filter">
          <table:table-cell office:value-type="string" calcext:value-type="string">
            <text:p>Europack3_v1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3_WoodyMyrkS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Abaddon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AshenPowder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BaNsHe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Bastag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BeachBlitzS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Bleed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BloodMoon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BlueMoon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Boss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BossS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CanyonCrusadeDelux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Celerity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CelerityS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Clusterfuct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ColdPointS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Coppic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Crown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CrownS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Curtilag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DeadlyBirdsSong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Deserted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DesertedS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Dissention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DriftsS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Drorck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EpicratesDeluxeS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Erebus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FeignS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Frozen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FrozenHop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Frozenglory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Graveyard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HarvesterS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Hellfir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Hildebrand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IceDagger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JaggedClaw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Katabatic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LushMele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Magellan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Magnum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MidnightMayhemDelux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MuddySwamp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Nev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NeveS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Osiris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Pandemonium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PandemoniumS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ProjectX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PuliVeivari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PuliVeivariS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QuagmireS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RiverdanceSEi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RoughLand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RunenmachtS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SanctuaryS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Sinivalkoinen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SkyLight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Slapdash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Solaris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SoupLadl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SpinCycl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StarfallenS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Tantric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Timid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TitanS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TridentS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VolcanicGrav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Voodoo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WarSpring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WoodyMyrkSE.ter</text:p>
          </table:table-cell>
        </table:table-row>
        <table:table-row table:style-name="ro1" table:visibility="filter">
          <table:table-cell office:value-type="string" calcext:value-type="string">
            <text:p>Europack4_v200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Xerxes.ter</text:p>
          </table:table-cell>
        </table:table-row>
        <table:table-row table:style-name="ro1" table:visibility="filter">
          <table:table-cell office:value-type="string" calcext:value-type="string">
            <text:p>Fiasco10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fiasco102.ter</text:p>
          </table:table-cell>
        </table:table-row>
        <table:table-row table:style-name="ro1" table:visibility="filter">
          <table:table-cell office:value-type="string" calcext:value-type="string">
            <text:p>Galaxy1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Galaxy.ter</text:p>
          </table:table-cell>
        </table:table-row>
        <table:table-row table:style-name="ro1" table:visibility="filter">
          <table:table-cell office:value-type="string" calcext:value-type="string">
            <text:p>Golghari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Golghari.ter</text:p>
          </table:table-cell>
        </table:table-row>
        <table:table-row table:style-name="ro1" table:visibility="filter">
          <table:table-cell office:value-type="string" calcext:value-type="string">
            <text:p>HillSoccer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HillSoccer.ter</text:p>
          </table:table-cell>
        </table:table-row>
        <table:table-row table:style-name="ro1" table:visibility="filter">
          <table:table-cell office:value-type="string" calcext:value-type="string">
            <text:p>Icedance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Icedance.ter</text:p>
          </table:table-cell>
        </table:table-row>
        <table:table-row table:style-name="ro1" table:visibility="filter">
          <table:table-cell office:value-type="string" calcext:value-type="string">
            <text:p>JueksCrap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asin02.ter</text:p>
          </table:table-cell>
        </table:table-row>
        <table:table-row table:style-name="ro1" table:visibility="filter">
          <table:table-cell office:value-type="string" calcext:value-type="string">
            <text:p>JueksCrap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eepfreeze13.ter</text:p>
          </table:table-cell>
        </table:table-row>
        <table:table-row table:style-name="ro1" table:visibility="filter">
          <table:table-cell office:value-type="string" calcext:value-type="string">
            <text:p>JueksCrap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fiasco104.ter</text:p>
          </table:table-cell>
        </table:table-row>
        <table:table-row table:style-name="ro1" table:visibility="filter">
          <table:table-cell office:value-type="string" calcext:value-type="string">
            <text:p>JueksCrap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iratebay04.ter</text:p>
          </table:table-cell>
        </table:table-row>
        <table:table-row table:style-name="ro1" table:visibility="filter">
          <table:table-cell office:value-type="string" calcext:value-type="string">
            <text:p>JueksCrap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ummit105.ter</text:p>
          </table:table-cell>
        </table:table-row>
        <table:table-row table:style-name="ro1" table:visibility="filter">
          <table:table-cell office:value-type="string" calcext:value-type="string">
            <text:p>Mirage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Mirage.ter</text:p>
          </table:table-cell>
        </table:table-row>
        <table:table-row table:style-name="ro1" table:visibility="filter">
          <table:table-cell office:value-type="string" calcext:value-type="string">
            <text:p>OSL-Arena-Server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unkeredIn.ter</text:p>
          </table:table-cell>
        </table:table-row>
        <table:table-row table:style-name="ro1" table:visibility="filter">
          <table:table-cell office:value-type="string" calcext:value-type="string">
            <text:p>Palestra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alestra.ter</text:p>
          </table:table-cell>
        </table:table-row>
        <table:table-row table:style-name="ro1" table:visibility="filter">
          <table:table-cell office:value-type="string" calcext:value-type="string">
            <text:p>RaceMod_MapsV7.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aytona900.ter</text:p>
          </table:table-cell>
        </table:table-row>
        <table:table-row table:style-name="ro1" table:visibility="filter">
          <table:table-cell office:value-type="string" calcext:value-type="string">
            <text:p>RaceMod_MapsV7.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LavaLoop.ter</text:p>
          </table:table-cell>
        </table:table-row>
        <table:table-row table:style-name="ro1" table:visibility="filter">
          <table:table-cell office:value-type="string" calcext:value-type="string">
            <text:p>RaceMod_MapsV7.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MeBaDlands Raceway.ter</text:p>
          </table:table-cell>
        </table:table-row>
        <table:table-row table:style-name="ro1" table:visibility="filter">
          <table:table-cell office:value-type="string" calcext:value-type="string">
            <text:p>RaceMod_MapsV7.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Quadro.ter</text:p>
          </table:table-cell>
        </table:table-row>
        <table:table-row table:style-name="ro1" table:visibility="filter">
          <table:table-cell office:value-type="string" calcext:value-type="string">
            <text:p>RaceMod_MapsV7.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asta.ter</text:p>
          </table:table-cell>
        </table:table-row>
        <table:table-row table:style-name="ro1" table:visibility="filter">
          <table:table-cell office:value-type="string" calcext:value-type="string">
            <text:p>RaceMod_MapsV7.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lickAsIce.ter</text:p>
          </table:table-cell>
        </table:table-row>
        <table:table-row table:style-name="ro1" table:visibility="filter">
          <table:table-cell office:value-type="string" calcext:value-type="string">
            <text:p>RaceMod_MapsV7.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uicide Alley.ter</text:p>
          </table:table-cell>
        </table:table-row>
        <table:table-row table:style-name="ro1" table:visibility="filter">
          <table:table-cell office:value-type="string" calcext:value-type="string">
            <text:p>RaceMod_MapsV7.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uper Raceway.ter</text:p>
          </table:table-cell>
        </table:table-row>
        <table:table-row table:style-name="ro1" table:visibility="filter">
          <table:table-cell office:value-type="string" calcext:value-type="string">
            <text:p>RaceMod_MapsV7.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heBog.ter</text:p>
          </table:table-cell>
        </table:table-row>
        <table:table-row table:style-name="ro1" table:visibility="filter">
          <table:table-cell office:value-type="string" calcext:value-type="string">
            <text:p>RaceMod_MapsV7.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h20Express.ter</text:p>
          </table:table-cell>
        </table:table-row>
        <table:table-row table:style-name="ro1" table:visibility="filter">
          <table:table-cell office:value-type="string" calcext:value-type="string">
            <text:p>RaceMod_MapsV7.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unneloflove.ter</text:p>
          </table:table-cell>
        </table:table-row>
        <table:table-row table:style-name="ro1" table:visibility="filter">
          <table:table-cell office:value-type="string" calcext:value-type="string">
            <text:p>RaceMod_MapsV7.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ziggurat.ter</text:p>
          </table:table-cell>
        </table:table-row>
        <table:table-row table:style-name="ro1">
          <table:table-cell office:value-type="string" calcext:value-type="string">
            <text:p>S5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5-Icedance.ter</text:p>
          </table:table-cell>
        </table:table-row>
        <table:table-row table:style-name="ro1">
          <table:table-cell office:value-type="string" calcext:value-type="string">
            <text:p>S5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5-Mordacity.ter</text:p>
          </table:table-cell>
        </table:table-row>
        <table:table-row table:style-name="ro1">
          <table:table-cell office:value-type="string" calcext:value-type="string">
            <text:p>S5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5-massive.ter</text:p>
          </table:table-cell>
        </table:table-row>
        <table:table-row table:style-name="ro1">
          <table:table-cell office:value-type="string" calcext:value-type="string">
            <text:p>S5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5_Centaur.ter</text:p>
          </table:table-cell>
        </table:table-row>
        <table:table-row table:style-name="ro1">
          <table:table-cell office:value-type="string" calcext:value-type="string">
            <text:p>S5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5_Drache.ter</text:p>
          </table:table-cell>
        </table:table-row>
        <table:table-row table:style-name="ro1">
          <table:table-cell office:value-type="string" calcext:value-type="string">
            <text:p>S5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5_Icedance.ter</text:p>
          </table:table-cell>
        </table:table-row>
        <table:table-row table:style-name="ro1">
          <table:table-cell office:value-type="string" calcext:value-type="string">
            <text:p>S5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5_Mordacity.ter</text:p>
          </table:table-cell>
        </table:table-row>
        <table:table-row table:style-name="ro1">
          <table:table-cell office:value-type="string" calcext:value-type="string">
            <text:p>S5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5_Sherman.ter</text:p>
          </table:table-cell>
        </table:table-row>
        <table:table-row table:style-name="ro1">
          <table:table-cell office:value-type="string" calcext:value-type="string">
            <text:p>S5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5_massive.ter</text:p>
          </table:table-cell>
        </table:table-row>
        <table:table-row table:style-name="ro1">
          <table:table-cell office:value-type="string" calcext:value-type="string">
            <text:p>S5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5_rst_hawkingheat.ter</text:p>
          </table:table-cell>
        </table:table-row>
        <table:table-row table:style-name="ro1">
          <table:table-cell office:value-type="string" calcext:value-type="string">
            <text:p>S5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5_rst_misadventure.ter</text:p>
          </table:table-cell>
        </table:table-row>
        <table:table-row table:style-name="ro1">
          <table:table-cell office:value-type="string" calcext:value-type="string">
            <text:p>S5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5_rst_reynard.ter</text:p>
          </table:table-cell>
        </table:table-row>
        <table:table-row table:style-name="ro1">
          <table:table-cell office:value-type="string" calcext:value-type="string">
            <text:p>S5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5_rst_silenus.ter</text:p>
          </table:table-cell>
        </table:table-row>
        <table:table-row table:style-name="ro1">
          <table:table-cell office:value-type="string" calcext:value-type="string">
            <text:p>S5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WoodyMyrkSE.ter</text:p>
          </table:table-cell>
        </table:table-row>
        <table:table-row table:style-name="ro1">
          <table:table-cell office:value-type="string" calcext:value-type="string">
            <text:p>S8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ardiac.ter</text:p>
          </table:table-cell>
        </table:table-row>
        <table:table-row table:style-name="ro1">
          <table:table-cell office:value-type="string" calcext:value-type="string">
            <text:p>S8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Geothermal.ter</text:p>
          </table:table-cell>
        </table:table-row>
        <table:table-row table:style-name="ro1">
          <table:table-cell office:value-type="string" calcext:value-type="string">
            <text:p>S8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8_rst_dogma.ter</text:p>
          </table:table-cell>
        </table:table-row>
        <table:table-row table:style-name="ro1">
          <table:table-cell office:value-type="string" calcext:value-type="string">
            <text:p>S8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8_rst_opus.ter</text:p>
          </table:table-cell>
        </table:table-row>
        <table:table-row table:style-name="ro1">
          <table:table-cell office:value-type="string" calcext:value-type="string">
            <text:p>S8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8_zilch.ter</text:p>
          </table:table-cell>
        </table:table-row>
        <table:table-row table:style-name="ro1">
          <table:table-cell office:value-type="string" calcext:value-type="string">
            <text:p>S8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mountking.ter</text:p>
          </table:table-cell>
        </table:table-row>
        <table:table-row table:style-name="ro1" table:visibility="filter">
          <table:table-cell office:value-type="string" calcext:value-type="string">
            <text:p>SimpleSoccer103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impleSoccer103.ter</text:p>
          </table:table-cell>
        </table:table-row>
        <table:table-row table:style-name="ro1" table:visibility="filter">
          <table:table-cell office:value-type="string" calcext:value-type="string">
            <text:p>SoccerField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occerField.ter</text:p>
          </table:table-cell>
        </table:table-row>
        <table:table-row table:style-name="ro1" table:visibility="filter">
          <table:table-cell office:value-type="string" calcext:value-type="string">
            <text:p>Soccer_Finch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occer_Finch.ter</text:p>
          </table:table-cell>
        </table:table-row>
        <table:table-row table:style-name="ro1" table:visibility="filter">
          <table:table-cell office:value-type="string" calcext:value-type="string">
            <text:p>Summit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ummit103.ter</text:p>
          </table:table-cell>
        </table:table-row>
        <table:table-row table:style-name="ro1" table:visibility="filter">
          <table:table-cell office:value-type="string" calcext:value-type="string">
            <text:p>TR2 Season 4 Beta Pack 5150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asinS44.ter</text:p>
          </table:table-cell>
        </table:table-row>
        <table:table-row table:style-name="ro1" table:visibility="filter">
          <table:table-cell office:value-type="string" calcext:value-type="string">
            <text:p>TR2 Season 4 Beta Pack 5150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LilypadS41.ter</text:p>
          </table:table-cell>
        </table:table-row>
        <table:table-row table:style-name="ro1" table:visibility="filter">
          <table:table-cell office:value-type="string" calcext:value-type="string">
            <text:p>TR2 Season 4 Beta Pack 5150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NightmareS43.ter</text:p>
          </table:table-cell>
        </table:table-row>
        <table:table-row table:style-name="ro1" table:visibility="filter">
          <table:table-cell office:value-type="string" calcext:value-type="string">
            <text:p>TR2 Season 4 Beta Pack 5150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irateBayS41.ter</text:p>
          </table:table-cell>
        </table:table-row>
        <table:table-row table:style-name="ro1" table:visibility="filter">
          <table:table-cell office:value-type="string" calcext:value-type="string">
            <text:p>TR2L Pack 4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asinS45.ter</text:p>
          </table:table-cell>
        </table:table-row>
        <table:table-row table:style-name="ro1" table:visibility="filter">
          <table:table-cell office:value-type="string" calcext:value-type="string">
            <text:p>TR2L Pack 4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eachIsle.ter</text:p>
          </table:table-cell>
        </table:table-row>
        <table:table-row table:style-name="ro1" table:visibility="filter">
          <table:table-cell office:value-type="string" calcext:value-type="string">
            <text:p>TR2L Pack 4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Final-TR2.ter</text:p>
          </table:table-cell>
        </table:table-row>
        <table:table-row table:style-name="ro1" table:visibility="filter">
          <table:table-cell office:value-type="string" calcext:value-type="string">
            <text:p>TR2L Pack 4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Galaxy.ter</text:p>
          </table:table-cell>
        </table:table-row>
        <table:table-row table:style-name="ro1" table:visibility="filter">
          <table:table-cell office:value-type="string" calcext:value-type="string">
            <text:p>TR2L Pack 4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inwheel.ter</text:p>
          </table:table-cell>
        </table:table-row>
        <table:table-row table:style-name="ro1" table:visibility="filter">
          <table:table-cell office:value-type="string" calcext:value-type="string">
            <text:p>TR2L Pack 4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irateBayS42.ter</text:p>
          </table:table-cell>
        </table:table-row>
        <table:table-row table:style-name="ro1" table:visibility="filter">
          <table:table-cell office:value-type="string" calcext:value-type="string">
            <text:p>TR2L Pack 4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occerField.ter</text:p>
          </table:table-cell>
        </table:table-row>
        <table:table-row table:style-name="ro1" table:visibility="filter">
          <table:table-cell office:value-type="string" calcext:value-type="string">
            <text:p>TR2L Pack 4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trip.ter</text:p>
          </table:table-cell>
        </table:table-row>
        <table:table-row table:style-name="ro1" table:visibility="filter">
          <table:table-cell office:value-type="string" calcext:value-type="string">
            <text:p>TR2L Pack 4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ummitS43.ter</text:p>
          </table:table-cell>
        </table:table-row>
        <table:table-row table:style-name="ro1" table:visibility="filter">
          <table:table-cell office:value-type="string" calcext:value-type="string">
            <text:p>TR2L Pack 4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urreal-TR2.ter</text:p>
          </table:table-cell>
        </table:table-row>
        <table:table-row table:style-name="ro1" table:visibility="filter">
          <table:table-cell office:value-type="string" calcext:value-type="string">
            <text:p>TR2L Pack 4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urreal_TR2.ter</text:p>
          </table:table-cell>
        </table:table-row>
        <table:table-row table:style-name="ro1" table:visibility="filter">
          <table:table-cell office:value-type="string" calcext:value-type="string">
            <text:p>TR2L Pack 4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R2L_fiasco.ter</text:p>
          </table:table-cell>
        </table:table-row>
        <table:table-row table:style-name="ro1" table:visibility="filter">
          <table:table-cell office:value-type="string" calcext:value-type="string">
            <text:p>TR2L Pack 4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omb.ter</text:p>
          </table:table-cell>
        </table:table-row>
        <table:table-row table:style-name="ro1" table:visibility="filter">
          <table:table-cell office:value-type="string" calcext:value-type="string">
            <text:p>TR2L Pack 4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rifter.ter</text:p>
          </table:table-cell>
        </table:table-row>
        <table:table-row table:style-name="ro1" table:visibility="filter">
          <table:table-cell office:value-type="string" calcext:value-type="string">
            <text:p>TR2L Pack 4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hillsoccer107.ter</text:p>
          </table:table-cell>
        </table:table-row>
        <table:table-row table:style-name="ro1" table:visibility="filter">
          <table:table-cell office:value-type="string" calcext:value-type="string">
            <text:p>TR2L Pack 4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nightmares45.ter</text:p>
          </table:table-cell>
        </table:table-row>
        <table:table-row table:style-name="ro1" table:visibility="filter">
          <table:table-cell office:value-type="string" calcext:value-type="string">
            <text:p>TR2L Pack 4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implesoccer104.ter</text:p>
          </table:table-cell>
        </table:table-row>
        <table:table-row table:style-name="ro1" table:visibility="filter">
          <table:table-cell office:value-type="string" calcext:value-type="string">
            <text:p>TR2L Pack 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asinS45.ter</text:p>
          </table:table-cell>
        </table:table-row>
        <table:table-row table:style-name="ro1" table:visibility="filter">
          <table:table-cell office:value-type="string" calcext:value-type="string">
            <text:p>TR2L Pack 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eachIsle.ter</text:p>
          </table:table-cell>
        </table:table-row>
        <table:table-row table:style-name="ro1" table:visibility="filter">
          <table:table-cell office:value-type="string" calcext:value-type="string">
            <text:p>TR2L Pack 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Final-TR2.ter</text:p>
          </table:table-cell>
        </table:table-row>
        <table:table-row table:style-name="ro1" table:visibility="filter">
          <table:table-cell office:value-type="string" calcext:value-type="string">
            <text:p>TR2L Pack 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Galaxy.ter</text:p>
          </table:table-cell>
        </table:table-row>
        <table:table-row table:style-name="ro1" table:visibility="filter">
          <table:table-cell office:value-type="string" calcext:value-type="string">
            <text:p>TR2L Pack 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inwheel.ter</text:p>
          </table:table-cell>
        </table:table-row>
        <table:table-row table:style-name="ro1" table:visibility="filter">
          <table:table-cell office:value-type="string" calcext:value-type="string">
            <text:p>TR2L Pack 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irateBayS42.ter</text:p>
          </table:table-cell>
        </table:table-row>
        <table:table-row table:style-name="ro1" table:visibility="filter">
          <table:table-cell office:value-type="string" calcext:value-type="string">
            <text:p>TR2L Pack 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5_AngelDust.ter</text:p>
          </table:table-cell>
        </table:table-row>
        <table:table-row table:style-name="ro1" table:visibility="filter">
          <table:table-cell office:value-type="string" calcext:value-type="string">
            <text:p>TR2L Pack 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5_Crumple.ter</text:p>
          </table:table-cell>
        </table:table-row>
        <table:table-row table:style-name="ro1" table:visibility="filter">
          <table:table-cell office:value-type="string" calcext:value-type="string">
            <text:p>TR2L Pack 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5_Topple.ter</text:p>
          </table:table-cell>
        </table:table-row>
        <table:table-row table:style-name="ro1" table:visibility="filter">
          <table:table-cell office:value-type="string" calcext:value-type="string">
            <text:p>TR2L Pack 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occerField.ter</text:p>
          </table:table-cell>
        </table:table-row>
        <table:table-row table:style-name="ro1" table:visibility="filter">
          <table:table-cell office:value-type="string" calcext:value-type="string">
            <text:p>TR2L Pack 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trip.ter</text:p>
          </table:table-cell>
        </table:table-row>
        <table:table-row table:style-name="ro1" table:visibility="filter">
          <table:table-cell office:value-type="string" calcext:value-type="string">
            <text:p>TR2L Pack 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ummitS43.ter</text:p>
          </table:table-cell>
        </table:table-row>
        <table:table-row table:style-name="ro1" table:visibility="filter">
          <table:table-cell office:value-type="string" calcext:value-type="string">
            <text:p>TR2L Pack 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urreal-TR2.ter</text:p>
          </table:table-cell>
        </table:table-row>
        <table:table-row table:style-name="ro1" table:visibility="filter">
          <table:table-cell office:value-type="string" calcext:value-type="string">
            <text:p>TR2L Pack 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urreal_TR2.ter</text:p>
          </table:table-cell>
        </table:table-row>
        <table:table-row table:style-name="ro1" table:visibility="filter">
          <table:table-cell office:value-type="string" calcext:value-type="string">
            <text:p>TR2L Pack 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R2L_fiasco.ter</text:p>
          </table:table-cell>
        </table:table-row>
        <table:table-row table:style-name="ro1" table:visibility="filter">
          <table:table-cell office:value-type="string" calcext:value-type="string">
            <text:p>TR2L Pack 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omb.ter</text:p>
          </table:table-cell>
        </table:table-row>
        <table:table-row table:style-name="ro1" table:visibility="filter">
          <table:table-cell office:value-type="string" calcext:value-type="string">
            <text:p>TR2L Pack 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rifter.ter</text:p>
          </table:table-cell>
        </table:table-row>
        <table:table-row table:style-name="ro1" table:visibility="filter">
          <table:table-cell office:value-type="string" calcext:value-type="string">
            <text:p>TR2L Pack 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hillsoccer107.ter</text:p>
          </table:table-cell>
        </table:table-row>
        <table:table-row table:style-name="ro1" table:visibility="filter">
          <table:table-cell office:value-type="string" calcext:value-type="string">
            <text:p>TR2L Pack 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nightmares45.ter</text:p>
          </table:table-cell>
        </table:table-row>
        <table:table-row table:style-name="ro1" table:visibility="filter">
          <table:table-cell office:value-type="string" calcext:value-type="string">
            <text:p>TR2L Pack 5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implesoccer104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eachIsle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lackice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rowsNestPassTR2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bb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Final-TR2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Galaxy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Lilypad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MaidenMotherCrone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Niveous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hobos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inwheel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equiem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unenmachtTR2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occerField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trip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urreal_TR2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R2L_basin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R2L_deepfreeze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R2L_fiasco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R2L_piratebay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R2L_summit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omb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rifter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hills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hillsoccer107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anorama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otr2test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implesoccer104.ter</text:p>
          </table:table-cell>
        </table:table-row>
        <table:table-row table:style-name="ro1" table:visibility="filter">
          <table:table-cell office:value-type="string" calcext:value-type="string">
            <text:p>TR2LPack2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ropico.ter</text:p>
          </table:table-cell>
        </table:table-row>
        <table:table-row table:style-name="ro1">
          <table:table-cell office:value-type="string" calcext:value-type="string">
            <text:p>TR2final105-client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rater71.ter</text:p>
          </table:table-cell>
        </table:table-row>
        <table:table-row table:style-name="ro1">
          <table:table-cell office:value-type="string" calcext:value-type="string">
            <text:p>TR2final105-client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FrozenFury.ter</text:p>
          </table:table-cell>
        </table:table-row>
        <table:table-row table:style-name="ro1">
          <table:table-cell office:value-type="string" calcext:value-type="string">
            <text:p>TR2final105-client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GodsRift.ter</text:p>
          </table:table-cell>
        </table:table-row>
        <table:table-row table:style-name="ro1">
          <table:table-cell office:value-type="string" calcext:value-type="string">
            <text:p>TR2final105-client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Haven.ter</text:p>
          </table:table-cell>
        </table:table-row>
        <table:table-row table:style-name="ro1">
          <table:table-cell office:value-type="string" calcext:value-type="string">
            <text:p>TR2final105-client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hasmaDust.ter</text:p>
          </table:table-cell>
        </table:table-row>
        <table:table-row table:style-name="ro1">
          <table:table-cell office:value-type="string" calcext:value-type="string">
            <text:p>TR2final105-client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kinnyDip.ter</text:p>
          </table:table-cell>
        </table:table-row>
        <table:table-row table:style-name="ro1">
          <table:table-cell office:value-type="string" calcext:value-type="string">
            <text:p>TR2final105-client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olsDescent.ter</text:p>
          </table:table-cell>
        </table:table-row>
        <table:table-row table:style-name="ro1">
          <table:table-cell office:value-type="string" calcext:value-type="string">
            <text:p>TR2final105-client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reasureIsland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Abaddon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BaNsHee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BeachBlitz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BeggarsRun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BlueMoon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Boss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Chokepoint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Cinereous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Clusterfuct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Curtilage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Damnation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DeadlyBirdsSong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Deserted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Desiccator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Drifts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Euro_Feign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Frostclaw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Frozen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Harvester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Horde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Katabatic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Neve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NoShelter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Os_Iris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Pandemonium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Runenmacht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Slapdash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SubZero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WilderZone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WoodyMyrk.ter</text:p>
          </table:table-cell>
        </table:table-row>
        <table:table-row table:style-name="ro1">
          <table:table-cell office:value-type="string" calcext:value-type="string">
            <text:p>TWL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_Crossfire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CD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eleritySE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Bleed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Dissention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4_FrozenHope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uro_Drifts_SE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Hildebrand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Ocular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L_Drorck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L_Magnum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L_MuddySwamp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L_RoughLand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L_Skylight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-BlueMoon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2_Crevice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2_Frozenglory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WL2_Ruined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WoodyMyrkSE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oak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icedagger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jaggedclaw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mmd.ter</text:p>
          </table:table-cell>
        </table:table-row>
        <table:table-row table:style-name="ro1">
          <table:table-cell office:value-type="string" calcext:value-type="string">
            <text:p>TWL2-MapPack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norty.ter</text:p>
          </table:table-cell>
        </table:table-row>
        <table:table-row table:style-name="ro1" table:visibility="filter">
          <table:table-cell office:value-type="string" calcext:value-type="string">
            <text:p>Trident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rident.ter</text:p>
          </table:table-cell>
        </table:table-row>
        <table:table-row table:style-name="ro1" table:visibility="filter">
          <table:table-cell office:value-type="string" calcext:value-type="string">
            <text:p>TridentPE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rident.ter</text:p>
          </table:table-cell>
        </table:table-row>
        <table:table-row table:style-name="ro1" table:visibility="filter">
          <table:table-cell office:value-type="string" calcext:value-type="string">
            <text:p>Unbreakable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Unbreakable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AcidRain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roadside_nef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onfusco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angerousCrossing_nef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esertofDeath_nef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Gorgon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Hillside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IceRidge_nef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Lakefront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Magmatic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aindance_nef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amparts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ollercoaster_nef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andstorm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carabrae_nef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hockRidge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nowblind_nef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tarfallen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tonehenge_nef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ubZero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urreal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itan.ter</text:p>
          </table:table-cell>
        </table:table-row>
        <table:table-row table:style-name="ro1">
          <table:table-cell office:value-type="string" calcext:value-type="string">
            <text:p>classic_maps_v1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WhiteDwarf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Abaddon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Abbacus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Aircon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BeachBlitz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BeggarsRun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Camelland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Canyon Crusade Deluxe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Check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Confusco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Coppera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Damnation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DangerousCrossing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DeadlyBirdsSong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DesertofDeath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Ditch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Drifts_SE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Feign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Frogland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FrozenClaw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Goatland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Harvester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Hildebrand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HillSide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IceRidge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LavaGods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Minotaur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MuddySwamp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OsIris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Pandemonium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Paranoia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Raindance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Ramparts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Ravine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Rollercoaster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Runenmacht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Sandstorm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SpinCycle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Stonehenge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SubZero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Surreal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VanDamned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WilderZone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WoodyMyrk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FrozenBreath.ter</text:p>
          </table:table-cell>
        </table:table-row>
        <table:table-row table:style-name="ro1" table:visibility="filter">
          <table:table-cell office:value-type="string" calcext:value-type="string">
            <text:p>clusterpack21b-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luster_HeadlessSheeps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Abominable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AgentsOfFortune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Alcatraz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Archipelago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AshesToAshes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eggarsRun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aldera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asern_Cavite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ompUSA_Melee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amnation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eathBirdsFly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esiccator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ustToDust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B_Hades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quinox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scalade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xtra_Badlands1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Firestorm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Flashpoint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Fracas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Gauntlet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Gehenna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IceBound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Insalubria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Invictus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JacobsLadder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Katabatic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Masada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Minotaur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MyrkWood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Oasis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Overreach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yroclasm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Quagmire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asp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ecalescence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espite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eversion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imehold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iverDance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anctuary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irocco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lapdash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unDried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alus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hinIce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ombstone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raining1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raining2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raining3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raining4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raining5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UltimaThule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Underhill.ter</text:p>
          </table:table-cell>
        </table:table-row>
        <table:table-row table:style-name="ro1">
          <table:table-cell office:value-type="string" calcext:value-type="string">
            <text:p>mission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Whiteout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Aardvark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Abaddon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olderDash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oss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angerousCrossing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eadlyBirdsSong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rifts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rebus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FireBalls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Harvester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Hydro-Electric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Insalubrius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NoShelter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andemonium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antheon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Quagmire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aindance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ollercoaster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lapdash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mog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nowBlind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tonehenge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tripmine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ombstone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WoodyMyrk_x.ter</text:p>
          </table:table-cell>
        </table:table-row>
        <table:table-row table:style-name="ro1" table:visibility="filter">
          <table:table-cell office:value-type="string" calcext:value-type="string">
            <text:p>xPack-T2-CTF-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Yeti_x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Aardvark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Abaddon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ArrowPass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AstroGrabber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eachBlitz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lueMoon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olderDash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oss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ruteForce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anyonrun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eadlyBirdsSong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rifts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rebus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FireBalls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Harvester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HydroElectric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Insalubrius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Katabatic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NoShelter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andemonium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antheon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Quagmire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lapdash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mog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tripmine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hunderGiant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ombstone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Wasteland_x2.ter</text:p>
          </table:table-cell>
        </table:table-row>
        <table:table-row table:style-name="ro1" table:visibility="filter">
          <table:table-cell office:value-type="string" calcext:value-type="string">
            <text:p>xpack2_maps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WoodyMyrk_x2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Attrition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astardForge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Bunkered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hasmaclysmic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inerarium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oppera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BS_Smoothed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MP_Pantheon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X_Badlands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X_Desert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DX_Ice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Embers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HO_Badlands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HO_Desert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HO_Ice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HO_Lush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HillKing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Hoth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IceGiant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LavaGods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Magellan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MapAssets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MoonDance2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Moonwalk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Octane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aranoia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ariah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ariah2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lanetX2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PuliVeivari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andomTer1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andomTer10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andomTer2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andomTer3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andomTer4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andomTer5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andomTer6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andomTer7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andomTer8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andomTer9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avine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avineV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st_ScorchedEarth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ush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C_Badlands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C_Desert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C_Ice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C_Lush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C_Night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C_Normal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pinCycle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StarFallCTF2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Tyre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Wasteland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Xtra_AshenPowder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Xtra_Bastage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Xtra_Birthright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Xtra_Crown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Xtra_DesertedSE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Xtra_Helion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Xtra_SoupLadle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Xtra_StarFall_T1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Xtra_Stripmine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Xtra_ThunderGiant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Xtra_VanDamned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Xtra_Voodoo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Xtra_Xerxes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Xtra_ziggurat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st_Astro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st_FaceCrossing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st_SimpleFlagArena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st_agroleon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st_bittergorge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st_crumpie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st_dermcity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st_isledebatalla.ter</text:p>
          </table:table-cell>
        </table:table-row>
        <table:table-row table:style-name="ro1">
          <table:table-cell office:value-type="string" calcext:value-type="string">
            <text:p>zDiscord-Map-Pack-4.7.vl2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rst_spit.ter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6"/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office:annotation draw:style-name="gr1" draw:text-style-name="P2" svg:width="1.1413in" svg:height="2.1008in" svg:x="2.9547in" svg:y="0in" draw:caption-point-x="-0.2402in" draw:caption-point-y="0.0039in">
              <dc:date>2021-03-05T00:00:00</dc:date>
              <text:p text:style-name="P1">“Trace” is like 2 or 3 tiny puddles of red, or all the red is inside a chasm that the player generally wouldn’t want to visit anyway.<text:line-break/><text:line-break/>If there’s a judgment call to make, err on the side of “Yes”.</text:p>
            </office:annotation>
            <text:p>FLAT</text:p>
          </table:table-cell>
          <table:table-cell office:value-type="string" calcext:value-type="string">
            <office:annotation draw:style-name="gr2" draw:text-style-name="P2" svg:width="1.1413in" svg:height="2.4118in" svg:x="3.8437in" svg:y="0in" draw:caption-point-x="-0.2402in" draw:caption-point-y="0.0039in">
              <dc:date>2021-03-05T00:00:00</dc:date>
              <text:p text:style-name="P1">This field is whether the map is unskiiable and is generally a judgment call.<text:line-break/><text:line-break/>For a level to avoid variance, it should have two colors, with maybe splotches of a third color.<text:line-break/><text:line-break/>BLACK IS A COLOR.</text:p>
            </office:annotation>
            <text:p>VARIANCE</text:p>
          </table:table-cell>
          <table:table-cell office:value-type="string" calcext:value-type="string">
            <text:p>TRY IT?</text:p>
          </table:table-cell>
          <table:table-cell office:value-type="string" calcext:value-type="string">
            <text:p>REVIEW</text:p>
          </table:table-cell>
        </table:table-row>
        <table:table-row table:style-name="ro1" table:visibility="filter">
          <table:table-cell office:value-type="string" calcext:value-type="string">
            <text:p>Abominable.ter</text:p>
          </table:table-cell>
          <table:table-cell table:number-columns-repeated="2" office:value-type="string" calcext:value-type="string">
            <text:p>Yes</text:p>
          </table:table-cell>
          <table:table-cell table:style-name="ce5" table:formula="of:=IF(OR([.B2]=&quot;Yes&quot;;[.C2]=&quot;Yes&quot;);&quot;Reject&quot;;IF(AND(OR([.B2]=&quot;No&quot;;[.B2]=&quot;Trace&quot;);[.C2]=&quot;No&quot;);&quot;Accept&quot;;IF(COUNTBLANK([.B2:.C2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AcidRain.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5" table:formula="of:=IF(OR([.B3]=&quot;Yes&quot;;[.C3]=&quot;Yes&quot;);&quot;Reject&quot;;IF(AND(OR([.B3]=&quot;No&quot;;[.B3]=&quot;Trace&quot;);[.C3]=&quot;No&quot;);&quot;Accept&quot;;IF(COUNTBLANK([.B3:.C3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AgentsOfFortune.ter</text:p>
          </table:table-cell>
          <table:table-cell table:number-columns-repeated="2" office:value-type="string" calcext:value-type="string">
            <text:p>Yes</text:p>
          </table:table-cell>
          <table:table-cell table:style-name="ce5" table:formula="of:=IF(OR([.B4]=&quot;Yes&quot;;[.C4]=&quot;Yes&quot;);&quot;Reject&quot;;IF(AND(OR([.B4]=&quot;No&quot;;[.B4]=&quot;Trace&quot;);[.C4]=&quot;No&quot;);&quot;Accept&quot;;IF(COUNTBLANK([.B4:.C4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Alcatraz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5]=&quot;Yes&quot;;[.C5]=&quot;Yes&quot;);&quot;Reject&quot;;IF(AND(OR([.B5]=&quot;No&quot;;[.B5]=&quot;Trace&quot;);[.C5]=&quot;No&quot;);&quot;Accept&quot;;IF(COUNTBLANK([.B5:.C5])=0;&quot;Test&quot;;&quot;&quot;)))" office:value-type="string" office:string-value="Accept" calcext:value-type="string">
            <text:p>Accept</text:p>
          </table:table-cell>
          <table:table-cell office:value-type="string" calcext:value-type="string">
            <text:p>yeah, seems fine</text:p>
          </table:table-cell>
        </table:table-row>
        <table:table-row table:style-name="ro1" table:visibility="filter">
          <table:table-cell office:value-type="string" calcext:value-type="string">
            <text:p>Archipelago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6]=&quot;Yes&quot;;[.C6]=&quot;Yes&quot;);&quot;Reject&quot;;IF(AND(OR([.B6]=&quot;No&quot;;[.B6]=&quot;Trace&quot;);[.C6]=&quot;No&quot;);&quot;Accept&quot;;IF(COUNTBLANK([.B6:.C6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AshesToAshes.ter</text:p>
          </table:table-cell>
          <table:table-cell table:number-columns-repeated="2" office:value-type="string" calcext:value-type="string">
            <text:p>Yes</text:p>
          </table:table-cell>
          <table:table-cell table:style-name="ce5" table:formula="of:=IF(OR([.B7]=&quot;Yes&quot;;[.C7]=&quot;Yes&quot;);&quot;Reject&quot;;IF(AND(OR([.B7]=&quot;No&quot;;[.B7]=&quot;Trace&quot;);[.C7]=&quot;No&quot;);&quot;Accept&quot;;IF(COUNTBLANK([.B7:.C7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Attrition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8]=&quot;Yes&quot;;[.C8]=&quot;Yes&quot;);&quot;Reject&quot;;IF(AND(OR([.B8]=&quot;No&quot;;[.B8]=&quot;Trace&quot;);[.C8]=&quot;No&quot;);&quot;Accept&quot;;IF(COUNTBLANK([.B8:.C8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BastardForge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9]=&quot;Yes&quot;;[.C9]=&quot;Yes&quot;);&quot;Reject&quot;;IF(AND(OR([.B9]=&quot;No&quot;;[.B9]=&quot;Trace&quot;);[.C9]=&quot;No&quot;);&quot;Accept&quot;;IF(COUNTBLANK([.B9:.C9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BeggarsRun.ter</text:p>
          </table:table-cell>
          <table:table-cell table:number-columns-repeated="2" office:value-type="string" calcext:value-type="string">
            <text:p>Duplicate</text:p>
          </table:table-cell>
          <table:table-cell table:style-name="ce5" office:value-type="string" calcext:value-type="string">
            <text:p>Duplicate</text:p>
          </table:table-cell>
          <table:table-cell/>
        </table:table-row>
        <table:table-row table:style-name="ro1" table:visibility="filter">
          <table:table-cell office:value-type="string" calcext:value-type="string">
            <text:p>Broadside_nef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1]=&quot;Yes&quot;;[.C11]=&quot;Yes&quot;);&quot;Reject&quot;;IF(AND(OR([.B11]=&quot;No&quot;;[.B11]=&quot;Trace&quot;);[.C11]=&quot;No&quot;);&quot;Accept&quot;;IF(COUNTBLANK([.B11:.C11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Bunkered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12]=&quot;Yes&quot;;[.C12]=&quot;Yes&quot;);&quot;Reject&quot;;IF(AND(OR([.B12]=&quot;No&quot;;[.B12]=&quot;Trace&quot;);[.C12]=&quot;No&quot;);&quot;Accept&quot;;IF(COUNTBLANK([.B12:.C12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>
          <table:table-cell office:value-type="string" calcext:value-type="string">
            <text:p>Caldera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da</text:p>
          </table:table-cell>
          <table:table-cell table:style-name="ce5" table:formula="of:=IF(OR([.B13]=&quot;Yes&quot;;[.C13]=&quot;Yes&quot;);&quot;Reject&quot;;IF(AND(OR([.B13]=&quot;No&quot;;[.B13]=&quot;Trace&quot;);[.C13]=&quot;No&quot;);&quot;Accept&quot;;IF(COUNTBLANK([.B13:.C13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Cardiac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4]=&quot;Yes&quot;;[.C14]=&quot;Yes&quot;);&quot;Reject&quot;;IF(AND(OR([.B14]=&quot;No&quot;;[.B14]=&quot;Trace&quot;);[.C14]=&quot;No&quot;);&quot;Accept&quot;;IF(COUNTBLANK([.B14:.C14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Casern_Cavite.ter</text:p>
          </table:table-cell>
          <table:table-cell table:number-columns-repeated="2" office:value-type="string" calcext:value-type="string">
            <text:p>Yes</text:p>
          </table:table-cell>
          <table:table-cell table:style-name="ce5" table:formula="of:=IF(OR([.B15]=&quot;Yes&quot;;[.C15]=&quot;Yes&quot;);&quot;Reject&quot;;IF(AND(OR([.B15]=&quot;No&quot;;[.B15]=&quot;Trace&quot;);[.C15]=&quot;No&quot;);&quot;Accept&quot;;IF(COUNTBLANK([.B15:.C15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CD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16]=&quot;Yes&quot;;[.C16]=&quot;Yes&quot;);&quot;Reject&quot;;IF(AND(OR([.B16]=&quot;No&quot;;[.B16]=&quot;Trace&quot;);[.C16]=&quot;No&quot;);&quot;Accept&quot;;IF(COUNTBLANK([.B16:.C16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>
          <table:table-cell office:value-type="string" calcext:value-type="string">
            <text:p>CeleritySE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Likely</text:p>
          </table:table-cell>
          <table:table-cell table:style-name="ce5" table:formula="of:=IF(OR([.B17]=&quot;Yes&quot;;[.C17]=&quot;Yes&quot;);&quot;Reject&quot;;IF(AND(OR([.B17]=&quot;No&quot;;[.B17]=&quot;Trace&quot;);[.C17]=&quot;No&quot;);&quot;Accept&quot;;IF(COUNTBLANK([.B17:.C17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Chasmaclysmic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Likely</text:p>
          </table:table-cell>
          <table:table-cell table:style-name="ce5" table:formula="of:=IF(OR([.B18]=&quot;Yes&quot;;[.C18]=&quot;Yes&quot;);&quot;Reject&quot;;IF(AND(OR([.B18]=&quot;No&quot;;[.B18]=&quot;Trace&quot;);[.C18]=&quot;No&quot;);&quot;Accept&quot;;IF(COUNTBLANK([.B18:.C18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Cinerarium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19]=&quot;Yes&quot;;[.C19]=&quot;Yes&quot;);&quot;Reject&quot;;IF(AND(OR([.B19]=&quot;No&quot;;[.B19]=&quot;Trace&quot;);[.C19]=&quot;No&quot;);&quot;Accept&quot;;IF(COUNTBLANK([.B19:.C19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>
          <table:table-cell office:value-type="string" calcext:value-type="string">
            <text:p>cloak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kely</text:p>
          </table:table-cell>
          <table:table-cell table:style-name="ce5" table:formula="of:=IF(OR([.B20]=&quot;Yes&quot;;[.C20]=&quot;Yes&quot;);&quot;Reject&quot;;IF(AND(OR([.B20]=&quot;No&quot;;[.B20]=&quot;Trace&quot;);[.C20]=&quot;No&quot;);&quot;Accept&quot;;IF(COUNTBLANK([.B20:.C20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CompUSA_Melee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da</text:p>
          </table:table-cell>
          <table:table-cell table:style-name="ce5" table:formula="of:=IF(OR([.B21]=&quot;Yes&quot;;[.C21]=&quot;Yes&quot;);&quot;Reject&quot;;IF(AND(OR([.B21]=&quot;No&quot;;[.B21]=&quot;Trace&quot;);[.C21]=&quot;No&quot;);&quot;Accept&quot;;IF(COUNTBLANK([.B21:.C21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Confusco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22]=&quot;Yes&quot;;[.C22]=&quot;Yes&quot;);&quot;Reject&quot;;IF(AND(OR([.B22]=&quot;No&quot;;[.B22]=&quot;Trace&quot;);[.C22]=&quot;No&quot;);&quot;Accept&quot;;IF(COUNTBLANK([.B22:.C22])=0;&quot;Test&quot;;&quot;&quot;)))" office:value-type="string" office:string-value="Reject" calcext:value-type="string">
            <text:p>Reject</text:p>
          </table:table-cell>
          <table:table-cell office:value-type="string" calcext:value-type="string">
            <text:p>WAY too big.</text:p>
          </table:table-cell>
        </table:table-row>
        <table:table-row table:style-name="ro1" table:visibility="filter">
          <table:table-cell office:value-type="string" calcext:value-type="string">
            <text:p>Coppera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23]=&quot;Yes&quot;;[.C23]=&quot;Yes&quot;);&quot;Reject&quot;;IF(AND(OR([.B23]=&quot;No&quot;;[.B23]=&quot;Trace&quot;);[.C23]=&quot;No&quot;);&quot;Accept&quot;;IF(COUNTBLANK([.B23:.C23])=0;&quot;Test&quot;;&quot;&quot;)))" office:value-type="string" office:string-value="Accept" calcext:value-type="string">
            <text:p>Accept</text:p>
          </table:table-cell>
          <table:table-cell office:value-type="string" calcext:value-type="string">
            <text:p>this seems fine, just gotta keep jumping over the mesas? plateaus? fjordr? Whatever</text:p>
          </table:table-cell>
        </table:table-row>
        <table:table-row table:style-name="ro1">
          <table:table-cell office:value-type="string" calcext:value-type="string">
            <text:p>Crater71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kely</text:p>
          </table:table-cell>
          <table:table-cell table:style-name="ce5" table:formula="of:=IF(OR([.B24]=&quot;Yes&quot;;[.C24]=&quot;Yes&quot;);&quot;Reject&quot;;IF(AND(OR([.B24]=&quot;No&quot;;[.B24]=&quot;Trace&quot;);[.C24]=&quot;No&quot;);&quot;Accept&quot;;IF(COUNTBLANK([.B24:.C24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Damnation.ter</text:p>
          </table:table-cell>
          <table:table-cell table:number-columns-repeated="2" office:value-type="string" calcext:value-type="string">
            <text:p>Duplicate</text:p>
          </table:table-cell>
          <table:table-cell table:style-name="ce5" office:value-type="string" calcext:value-type="string">
            <text:p>Duplicate</text:p>
          </table:table-cell>
          <table:table-cell/>
        </table:table-row>
        <table:table-row table:style-name="ro1" table:visibility="filter">
          <table:table-cell office:value-type="string" calcext:value-type="string">
            <text:p>DangerousCrossing_nef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26]=&quot;Yes&quot;;[.C26]=&quot;Yes&quot;);&quot;Reject&quot;;IF(AND(OR([.B26]=&quot;No&quot;;[.B26]=&quot;Trace&quot;);[.C26]=&quot;No&quot;);&quot;Accept&quot;;IF(COUNTBLANK([.B26:.C26])=0;&quot;Test&quot;;&quot;&quot;)))" office:value-type="string" office:string-value="Accept" calcext:value-type="string">
            <text:p>Accept</text:p>
          </table:table-cell>
          <table:table-cell office:value-type="string" calcext:value-type="string">
            <text:p>this level is fine</text:p>
          </table:table-cell>
        </table:table-row>
        <table:table-row table:style-name="ro1" table:visibility="filter">
          <table:table-cell office:value-type="string" calcext:value-type="string">
            <text:p>DBS_Smoothed.ter</text:p>
          </table:table-cell>
          <table:table-cell table:number-columns-repeated="2" office:value-type="string" calcext:value-type="string">
            <text:p>Yes</text:p>
          </table:table-cell>
          <table:table-cell table:style-name="ce5" table:formula="of:=IF(OR([.B27]=&quot;Yes&quot;;[.C27]=&quot;Yes&quot;);&quot;Reject&quot;;IF(AND(OR([.B27]=&quot;No&quot;;[.B27]=&quot;Trace&quot;);[.C27]=&quot;No&quot;);&quot;Accept&quot;;IF(COUNTBLANK([.B27:.C27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DeathBirdsFly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28]=&quot;Yes&quot;;[.C28]=&quot;Yes&quot;);&quot;Reject&quot;;IF(AND(OR([.B28]=&quot;No&quot;;[.B28]=&quot;Trace&quot;);[.C28]=&quot;No&quot;);&quot;Accept&quot;;IF(COUNTBLANK([.B28:.C28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DesertofDeath_nef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29]=&quot;Yes&quot;;[.C29]=&quot;Yes&quot;);&quot;Reject&quot;;IF(AND(OR([.B29]=&quot;No&quot;;[.B29]=&quot;Trace&quot;);[.C29]=&quot;No&quot;);&quot;Accept&quot;;IF(COUNTBLANK([.B29:.C29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Desiccator.ter</text:p>
          </table:table-cell>
          <table:table-cell table:number-columns-repeated="2" office:value-type="string" calcext:value-type="string">
            <text:p>Duplicate</text:p>
          </table:table-cell>
          <table:table-cell table:style-name="ce5" office:value-type="string" calcext:value-type="string">
            <text:p>Duplicate</text:p>
          </table:table-cell>
          <table:table-cell office:value-type="string" calcext:value-type="string">
            <text:p>Things clearly seem to be at 4 plateaus of height, which doesn’t make for good skiing.</text:p>
          </table:table-cell>
        </table:table-row>
        <table:table-row table:style-name="ro1" table:visibility="filter">
          <table:table-cell office:value-type="string" calcext:value-type="string">
            <text:p>DMP_Pantheon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Yes</text:p>
          </table:table-cell>
          <table:table-cell table:style-name="ce5" table:formula="of:=IF(OR([.B31]=&quot;Yes&quot;;[.C31]=&quot;Yes&quot;);&quot;Reject&quot;;IF(AND(OR([.B31]=&quot;No&quot;;[.B31]=&quot;Trace&quot;);[.C31]=&quot;No&quot;);&quot;Accept&quot;;IF(COUNTBLANK([.B31:.C31])=0;&quot;Test&quot;;&quot;&quot;)))" office:value-type="string" office:string-value="Reject" calcext:value-type="string">
            <text:p>Reject</text:p>
          </table:table-cell>
          <table:table-cell office:value-type="string" calcext:value-type="string">
            <text:p>there isn’t enough value to this map to risk deadstopping</text:p>
          </table:table-cell>
        </table:table-row>
        <table:table-row table:style-name="ro1" table:visibility="filter">
          <table:table-cell office:value-type="string" calcext:value-type="string">
            <text:p>DustToDust.ter</text:p>
          </table:table-cell>
          <table:table-cell table:number-columns-repeated="2" office:value-type="string" calcext:value-type="string">
            <text:p>Yes</text:p>
          </table:table-cell>
          <table:table-cell table:style-name="ce5" table:formula="of:=IF(OR([.B32]=&quot;Yes&quot;;[.C32]=&quot;Yes&quot;);&quot;Reject&quot;;IF(AND(OR([.B32]=&quot;No&quot;;[.B32]=&quot;Trace&quot;);[.C32]=&quot;No&quot;);&quot;Accept&quot;;IF(COUNTBLANK([.B32:.C32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DX_Badlands.ter</text:p>
          </table:table-cell>
          <table:table-cell table:number-columns-repeated="2" office:value-type="string" calcext:value-type="string">
            <text:p>Duplicate</text:p>
          </table:table-cell>
          <table:table-cell table:style-name="ce5" office:value-type="string" calcext:value-type="string">
            <text:p>Duplicate</text:p>
          </table:table-cell>
          <table:table-cell/>
        </table:table-row>
        <table:table-row table:style-name="ro1" table:visibility="filter">
          <table:table-cell office:value-type="string" calcext:value-type="string">
            <text:p>DX_Desert.ter</text:p>
          </table:table-cell>
          <table:table-cell table:number-columns-repeated="2" office:value-type="string" calcext:value-type="string">
            <text:p>Duplicate</text:p>
          </table:table-cell>
          <table:table-cell table:style-name="ce5" office:value-type="string" calcext:value-type="string">
            <text:p>Duplicate</text:p>
          </table:table-cell>
          <table:table-cell/>
        </table:table-row>
        <table:table-row table:style-name="ro1" table:visibility="filter">
          <table:table-cell office:value-type="string" calcext:value-type="string">
            <text:p>DX_Ice.ter</text:p>
          </table:table-cell>
          <table:table-cell table:number-columns-repeated="2" office:value-type="string" calcext:value-type="string">
            <text:p>Duplicate</text:p>
          </table:table-cell>
          <table:table-cell table:style-name="ce5" office:value-type="string" calcext:value-type="string">
            <text:p>Duplicate</text:p>
          </table:table-cell>
          <table:table-cell/>
        </table:table-row>
        <table:table-row table:style-name="ro1" table:visibility="filter">
          <table:table-cell office:value-type="string" calcext:value-type="string">
            <text:p>EB_Hades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36]=&quot;Yes&quot;;[.C36]=&quot;Yes&quot;);&quot;Reject&quot;;IF(AND(OR([.B36]=&quot;No&quot;;[.B36]=&quot;Trace&quot;);[.C36]=&quot;No&quot;);&quot;Accept&quot;;IF(COUNTBLANK([.B36:.C36])=0;&quot;Test&quot;;&quot;&quot;)))" office:value-type="string" office:string-value="Reject" calcext:value-type="string">
            <text:p>Reject</text:p>
          </table:table-cell>
          <table:table-cell office:value-type="string" calcext:value-type="string">
            <text:p>not only is it extreme but you kinda have trouble reading the terrain too</text:p>
          </table:table-cell>
        </table:table-row>
        <table:table-row table:style-name="ro1" table:visibility="filter">
          <table:table-cell office:value-type="string" calcext:value-type="string">
            <text:p>Embers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37]=&quot;Yes&quot;;[.C37]=&quot;Yes&quot;);&quot;Reject&quot;;IF(AND(OR([.B37]=&quot;No&quot;;[.B37]=&quot;Trace&quot;);[.C37]=&quot;No&quot;);&quot;Accept&quot;;IF(COUNTBLANK([.B37:.C37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Equinox.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5" table:formula="of:=IF(OR([.B38]=&quot;Yes&quot;;[.C38]=&quot;Yes&quot;);&quot;Reject&quot;;IF(AND(OR([.B38]=&quot;No&quot;;[.B38]=&quot;Trace&quot;);[.C38]=&quot;No&quot;);&quot;Accept&quot;;IF(COUNTBLANK([.B38:.C38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>
          <table:table-cell office:value-type="string" calcext:value-type="string">
            <text:p>Escalade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da</text:p>
          </table:table-cell>
          <table:table-cell table:style-name="ce5" table:formula="of:=IF(OR([.B39]=&quot;Yes&quot;;[.C39]=&quot;Yes&quot;);&quot;Reject&quot;;IF(AND(OR([.B39]=&quot;No&quot;;[.B39]=&quot;Trace&quot;);[.C39]=&quot;No&quot;);&quot;Accept&quot;;IF(COUNTBLANK([.B39:.C39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Euro_Drifts_SE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Likely</text:p>
          </table:table-cell>
          <table:table-cell table:style-name="ce5" table:formula="of:=IF(OR([.B40]=&quot;Yes&quot;;[.C40]=&quot;Yes&quot;);&quot;Reject&quot;;IF(AND(OR([.B40]=&quot;No&quot;;[.B40]=&quot;Trace&quot;);[.C40]=&quot;No&quot;);&quot;Accept&quot;;IF(COUNTBLANK([.B40:.C40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Euro4_Bleed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da</text:p>
          </table:table-cell>
          <table:table-cell table:style-name="ce5" table:formula="of:=IF(OR([.B41]=&quot;Yes&quot;;[.C41]=&quot;Yes&quot;);&quot;Reject&quot;;IF(AND(OR([.B41]=&quot;No&quot;;[.B41]=&quot;Trace&quot;);[.C41]=&quot;No&quot;);&quot;Accept&quot;;IF(COUNTBLANK([.B41:.C41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Euro4_Dissention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42]=&quot;Yes&quot;;[.C42]=&quot;Yes&quot;);&quot;Reject&quot;;IF(AND(OR([.B42]=&quot;No&quot;;[.B42]=&quot;Trace&quot;);[.C42]=&quot;No&quot;);&quot;Accept&quot;;IF(COUNTBLANK([.B42:.C42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>
          <table:table-cell office:value-type="string" calcext:value-type="string">
            <text:p>Euro4_FrozenHope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da</text:p>
          </table:table-cell>
          <table:table-cell table:style-name="ce5" table:formula="of:=IF(OR([.B43]=&quot;Yes&quot;;[.C43]=&quot;Yes&quot;);&quot;Reject&quot;;IF(AND(OR([.B43]=&quot;No&quot;;[.B43]=&quot;Trace&quot;);[.C43]=&quot;No&quot;);&quot;Accept&quot;;IF(COUNTBLANK([.B43:.C43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Extra_Badlands1.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kely</text:p>
          </table:table-cell>
          <table:table-cell table:style-name="ce5" table:formula="of:=IF(OR([.B44]=&quot;Yes&quot;;[.C44]=&quot;Yes&quot;);&quot;Reject&quot;;IF(AND(OR([.B44]=&quot;No&quot;;[.B44]=&quot;Trace&quot;);[.C44]=&quot;No&quot;);&quot;Accept&quot;;IF(COUNTBLANK([.B44:.C44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irestorm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45]=&quot;Yes&quot;;[.C45]=&quot;Yes&quot;);&quot;Reject&quot;;IF(AND(OR([.B45]=&quot;No&quot;;[.B45]=&quot;Trace&quot;);[.C45]=&quot;No&quot;);&quot;Accept&quot;;IF(COUNTBLANK([.B45:.C45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lashpoint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46]=&quot;Yes&quot;;[.C46]=&quot;Yes&quot;);&quot;Reject&quot;;IF(AND(OR([.B46]=&quot;No&quot;;[.B46]=&quot;Trace&quot;);[.C46]=&quot;No&quot;);&quot;Accept&quot;;IF(COUNTBLANK([.B46:.C46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racas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47]=&quot;Yes&quot;;[.C47]=&quot;Yes&quot;);&quot;Reject&quot;;IF(AND(OR([.B47]=&quot;No&quot;;[.B47]=&quot;Trace&quot;);[.C47]=&quot;No&quot;);&quot;Accept&quot;;IF(COUNTBLANK([.B47:.C47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rozenFury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48]=&quot;Yes&quot;;[.C48]=&quot;Yes&quot;);&quot;Reject&quot;;IF(AND(OR([.B48]=&quot;No&quot;;[.B48]=&quot;Trace&quot;);[.C48]=&quot;No&quot;);&quot;Accept&quot;;IF(COUNTBLANK([.B48:.C48])=0;&quot;Test&quot;;&quot;&quot;)))" office:value-type="string" office:string-value="Reject" calcext:value-type="string">
            <text:p>Reject</text:p>
          </table:table-cell>
          <table:table-cell office:value-type="string" calcext:value-type="string">
            <text:p>When you see white on the map, throw it out.</text:p>
          </table:table-cell>
        </table:table-row>
        <table:table-row table:style-name="ro1" table:visibility="filter">
          <table:table-cell office:value-type="string" calcext:value-type="string">
            <text:p>Gauntlet.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5" table:formula="of:=IF(OR([.B49]=&quot;Yes&quot;;[.C49]=&quot;Yes&quot;);&quot;Reject&quot;;IF(AND(OR([.B49]=&quot;No&quot;;[.B49]=&quot;Trace&quot;);[.C49]=&quot;No&quot;);&quot;Accept&quot;;IF(COUNTBLANK([.B49:.C49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ehenna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50]=&quot;Yes&quot;;[.C50]=&quot;Yes&quot;);&quot;Reject&quot;;IF(AND(OR([.B50]=&quot;No&quot;;[.B50]=&quot;Trace&quot;);[.C50]=&quot;No&quot;);&quot;Accept&quot;;IF(COUNTBLANK([.B50:.C50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eothermal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51]=&quot;Yes&quot;;[.C51]=&quot;Yes&quot;);&quot;Reject&quot;;IF(AND(OR([.B51]=&quot;No&quot;;[.B51]=&quot;Trace&quot;);[.C51]=&quot;No&quot;);&quot;Accept&quot;;IF(COUNTBLANK([.B51:.C51])=0;&quot;Test&quot;;&quot;&quot;)))" office:value-type="string" office:string-value="Accept" calcext:value-type="string">
            <text:p>Accept</text:p>
          </table:table-cell>
          <table:table-cell office:value-type="string" calcext:value-type="string">
            <text:p>spawn is usually on the plateau. It can generate good starts and bad starts but it’s usually a good run</text:p>
          </table:table-cell>
        </table:table-row>
        <table:table-row table:style-name="ro1" table:visibility="filter">
          <table:table-cell office:value-type="string" calcext:value-type="string">
            <text:p>GodsRift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52]=&quot;Yes&quot;;[.C52]=&quot;Yes&quot;);&quot;Reject&quot;;IF(AND(OR([.B52]=&quot;No&quot;;[.B52]=&quot;Trace&quot;);[.C52]=&quot;No&quot;);&quot;Accept&quot;;IF(COUNTBLANK([.B52:.C52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>
          <table:table-cell office:value-type="string" calcext:value-type="string">
            <text:p>Gorgon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kely</text:p>
          </table:table-cell>
          <table:table-cell table:style-name="ce5" table:formula="of:=IF(OR([.B53]=&quot;Yes&quot;;[.C53]=&quot;Yes&quot;);&quot;Reject&quot;;IF(AND(OR([.B53]=&quot;No&quot;;[.B53]=&quot;Trace&quot;);[.C53]=&quot;No&quot;);&quot;Accept&quot;;IF(COUNTBLANK([.B53:.C53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Haven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Kinda</text:p>
          </table:table-cell>
          <table:table-cell table:style-name="ce5" table:formula="of:=IF(OR([.B54]=&quot;Yes&quot;;[.C54]=&quot;Yes&quot;);&quot;Reject&quot;;IF(AND(OR([.B54]=&quot;No&quot;;[.B54]=&quot;Trace&quot;);[.C54]=&quot;No&quot;);&quot;Accept&quot;;IF(COUNTBLANK([.B54:.C54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Hildebrand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kely</text:p>
          </table:table-cell>
          <table:table-cell table:style-name="ce5" table:formula="of:=IF(OR([.B55]=&quot;Yes&quot;;[.C55]=&quot;Yes&quot;);&quot;Reject&quot;;IF(AND(OR([.B55]=&quot;No&quot;;[.B55]=&quot;Trace&quot;);[.C55]=&quot;No&quot;);&quot;Accept&quot;;IF(COUNTBLANK([.B55:.C55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HillKing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56]=&quot;Yes&quot;;[.C56]=&quot;Yes&quot;);&quot;Reject&quot;;IF(AND(OR([.B56]=&quot;No&quot;;[.B56]=&quot;Trace&quot;);[.C56]=&quot;No&quot;);&quot;Accept&quot;;IF(COUNTBLANK([.B56:.C56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Hillside.ter</text:p>
          </table:table-cell>
          <table:table-cell table:number-columns-repeated="2" office:value-type="string" calcext:value-type="string">
            <text:p>Yes</text:p>
          </table:table-cell>
          <table:table-cell table:style-name="ce5" table:formula="of:=IF(OR([.B57]=&quot;Yes&quot;;[.C57]=&quot;Yes&quot;);&quot;Reject&quot;;IF(AND(OR([.B57]=&quot;No&quot;;[.B57]=&quot;Trace&quot;);[.C57]=&quot;No&quot;);&quot;Accept&quot;;IF(COUNTBLANK([.B57:.C57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HO_Badlands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58]=&quot;Yes&quot;;[.C58]=&quot;Yes&quot;);&quot;Reject&quot;;IF(AND(OR([.B58]=&quot;No&quot;;[.B58]=&quot;Trace&quot;);[.C58]=&quot;No&quot;);&quot;Accept&quot;;IF(COUNTBLANK([.B58:.C58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HO_Desert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59]=&quot;Yes&quot;;[.C59]=&quot;Yes&quot;);&quot;Reject&quot;;IF(AND(OR([.B59]=&quot;No&quot;;[.B59]=&quot;Trace&quot;);[.C59]=&quot;No&quot;);&quot;Accept&quot;;IF(COUNTBLANK([.B59:.C59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HO_Ice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60]=&quot;Yes&quot;;[.C60]=&quot;Yes&quot;);&quot;Reject&quot;;IF(AND(OR([.B60]=&quot;No&quot;;[.B60]=&quot;Trace&quot;);[.C60]=&quot;No&quot;);&quot;Accept&quot;;IF(COUNTBLANK([.B60:.C60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HO_Lush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61]=&quot;Yes&quot;;[.C61]=&quot;Yes&quot;);&quot;Reject&quot;;IF(AND(OR([.B61]=&quot;No&quot;;[.B61]=&quot;Trace&quot;);[.C61]=&quot;No&quot;);&quot;Accept&quot;;IF(COUNTBLANK([.B61:.C61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>
          <table:table-cell office:value-type="string" calcext:value-type="string">
            <text:p>Hoth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kely</text:p>
          </table:table-cell>
          <table:table-cell table:style-name="ce5" table:formula="of:=IF(OR([.B62]=&quot;Yes&quot;;[.C62]=&quot;Yes&quot;);&quot;Reject&quot;;IF(AND(OR([.B62]=&quot;No&quot;;[.B62]=&quot;Trace&quot;);[.C62]=&quot;No&quot;);&quot;Accept&quot;;IF(COUNTBLANK([.B62:.C62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IceBound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63]=&quot;Yes&quot;;[.C63]=&quot;Yes&quot;);&quot;Reject&quot;;IF(AND(OR([.B63]=&quot;No&quot;;[.B63]=&quot;Trace&quot;);[.C63]=&quot;No&quot;);&quot;Accept&quot;;IF(COUNTBLANK([.B63:.C63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>
          <table:table-cell office:value-type="string" calcext:value-type="string">
            <text:p>icedagger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kely</text:p>
          </table:table-cell>
          <table:table-cell table:style-name="ce5" table:formula="of:=IF(OR([.B64]=&quot;Yes&quot;;[.C64]=&quot;Yes&quot;);&quot;Reject&quot;;IF(AND(OR([.B64]=&quot;No&quot;;[.B64]=&quot;Trace&quot;);[.C64]=&quot;No&quot;);&quot;Accept&quot;;IF(COUNTBLANK([.B64:.C64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IceGiant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kely</text:p>
          </table:table-cell>
          <table:table-cell table:style-name="ce5" table:formula="of:=IF(OR([.B65]=&quot;Yes&quot;;[.C65]=&quot;Yes&quot;);&quot;Reject&quot;;IF(AND(OR([.B65]=&quot;No&quot;;[.B65]=&quot;Trace&quot;);[.C65]=&quot;No&quot;);&quot;Accept&quot;;IF(COUNTBLANK([.B65:.C65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IceRidge_nef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kely</text:p>
          </table:table-cell>
          <table:table-cell table:style-name="ce5" table:formula="of:=IF(OR([.B66]=&quot;Yes&quot;;[.C66]=&quot;Yes&quot;);&quot;Reject&quot;;IF(AND(OR([.B66]=&quot;No&quot;;[.B66]=&quot;Trace&quot;);[.C66]=&quot;No&quot;);&quot;Accept&quot;;IF(COUNTBLANK([.B66:.C66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Insalubria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67]=&quot;Yes&quot;;[.C67]=&quot;Yes&quot;);&quot;Reject&quot;;IF(AND(OR([.B67]=&quot;No&quot;;[.B67]=&quot;Trace&quot;);[.C67]=&quot;No&quot;);&quot;Accept&quot;;IF(COUNTBLANK([.B67:.C67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Invictus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68]=&quot;Yes&quot;;[.C68]=&quot;Yes&quot;);&quot;Reject&quot;;IF(AND(OR([.B68]=&quot;No&quot;;[.B68]=&quot;Trace&quot;);[.C68]=&quot;No&quot;);&quot;Accept&quot;;IF(COUNTBLANK([.B68:.C68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>
          <table:table-cell office:value-type="string" calcext:value-type="string">
            <text:p>JacobsLadder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Likely</text:p>
          </table:table-cell>
          <table:table-cell table:style-name="ce5" table:formula="of:=IF(OR([.B69]=&quot;Yes&quot;;[.C69]=&quot;Yes&quot;);&quot;Reject&quot;;IF(AND(OR([.B69]=&quot;No&quot;;[.B69]=&quot;Trace&quot;);[.C69]=&quot;No&quot;);&quot;Accept&quot;;IF(COUNTBLANK([.B69:.C69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jaggedclaw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70]=&quot;Yes&quot;;[.C70]=&quot;Yes&quot;);&quot;Reject&quot;;IF(AND(OR([.B70]=&quot;No&quot;;[.B70]=&quot;Trace&quot;);[.C70]=&quot;No&quot;);&quot;Accept&quot;;IF(COUNTBLANK([.B70:.C70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Katabatic.ter</text:p>
          </table:table-cell>
          <table:table-cell table:number-columns-repeated="2" office:value-type="string" calcext:value-type="string">
            <text:p>Duplicate</text:p>
          </table:table-cell>
          <table:table-cell table:style-name="ce5" office:value-type="string" calcext:value-type="string">
            <text:p>Duplicate</text:p>
          </table:table-cell>
          <table:table-cell/>
        </table:table-row>
        <table:table-row table:style-name="ro1">
          <table:table-cell office:value-type="string" calcext:value-type="string">
            <text:p>Lakefront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Kinda</text:p>
          </table:table-cell>
          <table:table-cell table:style-name="ce5" table:formula="of:=IF(OR([.B72]=&quot;Yes&quot;;[.C72]=&quot;Yes&quot;);&quot;Reject&quot;;IF(AND(OR([.B72]=&quot;No&quot;;[.B72]=&quot;Trace&quot;);[.C72]=&quot;No&quot;);&quot;Accept&quot;;IF(COUNTBLANK([.B72:.C72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LavaGods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da</text:p>
          </table:table-cell>
          <table:table-cell table:style-name="ce5" table:formula="of:=IF(OR([.B73]=&quot;Yes&quot;;[.C73]=&quot;Yes&quot;);&quot;Reject&quot;;IF(AND(OR([.B73]=&quot;No&quot;;[.B73]=&quot;Trace&quot;);[.C73]=&quot;No&quot;);&quot;Accept&quot;;IF(COUNTBLANK([.B73:.C73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Magellan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da</text:p>
          </table:table-cell>
          <table:table-cell table:style-name="ce5" table:formula="of:=IF(OR([.B74]=&quot;Yes&quot;;[.C74]=&quot;Yes&quot;);&quot;Reject&quot;;IF(AND(OR([.B74]=&quot;No&quot;;[.B74]=&quot;Trace&quot;);[.C74]=&quot;No&quot;);&quot;Accept&quot;;IF(COUNTBLANK([.B74:.C74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Magmatic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Likely</text:p>
          </table:table-cell>
          <table:table-cell table:style-name="ce5" table:formula="of:=IF(OR([.B75]=&quot;Yes&quot;;[.C75]=&quot;Yes&quot;);&quot;Reject&quot;;IF(AND(OR([.B75]=&quot;No&quot;;[.B75]=&quot;Trace&quot;);[.C75]=&quot;No&quot;);&quot;Accept&quot;;IF(COUNTBLANK([.B75:.C75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MapAssets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76]=&quot;Yes&quot;;[.C76]=&quot;Yes&quot;);&quot;Reject&quot;;IF(AND(OR([.B76]=&quot;No&quot;;[.B76]=&quot;Trace&quot;);[.C76]=&quot;No&quot;);&quot;Accept&quot;;IF(COUNTBLANK([.B76:.C76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Masada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77]=&quot;Yes&quot;;[.C77]=&quot;Yes&quot;);&quot;Reject&quot;;IF(AND(OR([.B77]=&quot;No&quot;;[.B77]=&quot;Trace&quot;);[.C77]=&quot;No&quot;);&quot;Accept&quot;;IF(COUNTBLANK([.B77:.C77])=0;&quot;Test&quot;;&quot;&quot;)))" office:value-type="string" office:string-value="Reject" calcext:value-type="string">
            <text:p>Reject</text:p>
          </table:table-cell>
          <table:table-cell office:value-type="string" calcext:value-type="string">
            <text:p>dicks</text:p>
          </table:table-cell>
        </table:table-row>
        <table:table-row table:style-name="ro1">
          <table:table-cell office:value-type="string" calcext:value-type="string">
            <text:p>Minotaur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da</text:p>
          </table:table-cell>
          <table:table-cell table:style-name="ce5" table:formula="of:=IF(OR([.B78]=&quot;Yes&quot;;[.C78]=&quot;Yes&quot;);&quot;Reject&quot;;IF(AND(OR([.B78]=&quot;No&quot;;[.B78]=&quot;Trace&quot;);[.C78]=&quot;No&quot;);&quot;Accept&quot;;IF(COUNTBLANK([.B78:.C78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mmd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79]=&quot;Yes&quot;;[.C79]=&quot;Yes&quot;);&quot;Reject&quot;;IF(AND(OR([.B79]=&quot;No&quot;;[.B79]=&quot;Trace&quot;);[.C79]=&quot;No&quot;);&quot;Accept&quot;;IF(COUNTBLANK([.B79:.C79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MoonDance2.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5" table:formula="of:=IF(OR([.B80]=&quot;Yes&quot;;[.C80]=&quot;Yes&quot;);&quot;Reject&quot;;IF(AND(OR([.B80]=&quot;No&quot;;[.B80]=&quot;Trace&quot;);[.C80]=&quot;No&quot;);&quot;Accept&quot;;IF(COUNTBLANK([.B80:.C80])=0;&quot;Test&quot;;&quot;&quot;)))" office:value-type="string" office:string-value="Reject" calcext:value-type="string">
            <text:p>Reject</text:p>
          </table:table-cell>
          <table:table-cell office:value-type="string" calcext:value-type="string">
            <text:p>lots of deadstop splotches</text:p>
          </table:table-cell>
        </table:table-row>
        <table:table-row table:style-name="ro1">
          <table:table-cell office:value-type="string" calcext:value-type="string">
            <text:p>Moonwalk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81]=&quot;Yes&quot;;[.C81]=&quot;Yes&quot;);&quot;Reject&quot;;IF(AND(OR([.B81]=&quot;No&quot;;[.B81]=&quot;Trace&quot;);[.C81]=&quot;No&quot;);&quot;Accept&quot;;IF(COUNTBLANK([.B81:.C81])=0;&quot;Test&quot;;&quot;&quot;)))" office:value-type="string" office:string-value="Accept" calcext:value-type="string">
            <text:p>Accept</text:p>
          </table:table-cell>
          <table:table-cell office:value-type="string" calcext:value-type="string">
            <text:p>I already accepted magnum, why not</text:p>
          </table:table-cell>
        </table:table-row>
        <table:table-row table:style-name="ro1">
          <table:table-cell office:value-type="string" calcext:value-type="string">
            <text:p>mountking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kely</text:p>
          </table:table-cell>
          <table:table-cell table:style-name="ce5" table:formula="of:=IF(OR([.B82]=&quot;Yes&quot;;[.C82]=&quot;Yes&quot;);&quot;Reject&quot;;IF(AND(OR([.B82]=&quot;No&quot;;[.B82]=&quot;Trace&quot;);[.C82]=&quot;No&quot;);&quot;Accept&quot;;IF(COUNTBLANK([.B82:.C82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MyrkWood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83]=&quot;Yes&quot;;[.C83]=&quot;Yes&quot;);&quot;Reject&quot;;IF(AND(OR([.B83]=&quot;No&quot;;[.B83]=&quot;Trace&quot;);[.C83]=&quot;No&quot;);&quot;Accept&quot;;IF(COUNTBLANK([.B83:.C83])=0;&quot;Test&quot;;&quot;&quot;)))" office:value-type="string" office:string-value="Reject" calcext:value-type="string">
            <text:p>Reject</text:p>
          </table:table-cell>
          <table:table-cell office:value-type="string" calcext:value-type="string">
            <text:p>we don’t need this when we have woodymyrk</text:p>
          </table:table-cell>
        </table:table-row>
        <table:table-row table:style-name="ro1">
          <table:table-cell office:value-type="string" calcext:value-type="string">
            <text:p>norty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da</text:p>
          </table:table-cell>
          <table:table-cell table:style-name="ce5" table:formula="of:=IF(OR([.B84]=&quot;Yes&quot;;[.C84]=&quot;Yes&quot;);&quot;Reject&quot;;IF(AND(OR([.B84]=&quot;No&quot;;[.B84]=&quot;Trace&quot;);[.C84]=&quot;No&quot;);&quot;Accept&quot;;IF(COUNTBLANK([.B84:.C84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Oasis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da</text:p>
          </table:table-cell>
          <table:table-cell table:style-name="ce5" table:formula="of:=IF(OR([.B85]=&quot;Yes&quot;;[.C85]=&quot;Yes&quot;);&quot;Reject&quot;;IF(AND(OR([.B85]=&quot;No&quot;;[.B85]=&quot;Trace&quot;);[.C85]=&quot;No&quot;);&quot;Accept&quot;;IF(COUNTBLANK([.B85:.C85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Octane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86]=&quot;Yes&quot;;[.C86]=&quot;Yes&quot;);&quot;Reject&quot;;IF(AND(OR([.B86]=&quot;No&quot;;[.B86]=&quot;Trace&quot;);[.C86]=&quot;No&quot;);&quot;Accept&quot;;IF(COUNTBLANK([.B86:.C86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Ocular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87]=&quot;Yes&quot;;[.C87]=&quot;Yes&quot;);&quot;Reject&quot;;IF(AND(OR([.B87]=&quot;No&quot;;[.B87]=&quot;Trace&quot;);[.C87]=&quot;No&quot;);&quot;Accept&quot;;IF(COUNTBLANK([.B87:.C87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Overreach.ter</text:p>
          </table:table-cell>
          <table:table-cell table:number-columns-repeated="2" office:value-type="string" calcext:value-type="string">
            <text:p>Yes</text:p>
          </table:table-cell>
          <table:table-cell table:style-name="ce5" table:formula="of:=IF(OR([.B88]=&quot;Yes&quot;;[.C88]=&quot;Yes&quot;);&quot;Reject&quot;;IF(AND(OR([.B88]=&quot;No&quot;;[.B88]=&quot;Trace&quot;);[.C88]=&quot;No&quot;);&quot;Accept&quot;;IF(COUNTBLANK([.B88:.C88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>
          <table:table-cell office:value-type="string" calcext:value-type="string">
            <text:p>Paranoia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Likely</text:p>
          </table:table-cell>
          <table:table-cell table:style-name="ce5" table:formula="of:=IF(OR([.B89]=&quot;Yes&quot;;[.C89]=&quot;Yes&quot;);&quot;Reject&quot;;IF(AND(OR([.B89]=&quot;No&quot;;[.B89]=&quot;Trace&quot;);[.C89]=&quot;No&quot;);&quot;Accept&quot;;IF(COUNTBLANK([.B89:.C89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Pariah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Yes</text:p>
          </table:table-cell>
          <table:table-cell table:style-name="ce5" table:formula="of:=IF(OR([.B90]=&quot;Yes&quot;;[.C90]=&quot;Yes&quot;);&quot;Reject&quot;;IF(AND(OR([.B90]=&quot;No&quot;;[.B90]=&quot;Trace&quot;);[.C90]=&quot;No&quot;);&quot;Accept&quot;;IF(COUNTBLANK([.B90:.C90])=0;&quot;Test&quot;;&quot;&quot;)))" office:value-type="string" office:string-value="Reject" calcext:value-type="string">
            <text:p>Reject</text:p>
          </table:table-cell>
          <table:table-cell office:value-type="string" calcext:value-type="string">
            <text:p>these hills are too fucking steep</text:p>
          </table:table-cell>
        </table:table-row>
        <table:table-row table:style-name="ro1" table:visibility="filter">
          <table:table-cell office:value-type="string" calcext:value-type="string">
            <text:p>Pariah2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Yes</text:p>
          </table:table-cell>
          <table:table-cell table:style-name="ce5" table:formula="of:=IF(OR([.B91]=&quot;Yes&quot;;[.C91]=&quot;Yes&quot;);&quot;Reject&quot;;IF(AND(OR([.B91]=&quot;No&quot;;[.B91]=&quot;Trace&quot;);[.C91]=&quot;No&quot;);&quot;Accept&quot;;IF(COUNTBLANK([.B91:.C91])=0;&quot;Test&quot;;&quot;&quot;)))" office:value-type="string" office:string-value="Reject" calcext:value-type="string">
            <text:p>Reject</text:p>
          </table:table-cell>
          <table:table-cell office:value-type="string" calcext:value-type="string">
            <text:p>ditto</text:p>
          </table:table-cell>
        </table:table-row>
        <table:table-row table:style-name="ro1" table:visibility="filter">
          <table:table-cell office:value-type="string" calcext:value-type="string">
            <text:p>PhasmaDust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92]=&quot;Yes&quot;;[.C92]=&quot;Yes&quot;);&quot;Reject&quot;;IF(AND(OR([.B92]=&quot;No&quot;;[.B92]=&quot;Trace&quot;);[.C92]=&quot;No&quot;);&quot;Accept&quot;;IF(COUNTBLANK([.B92:.C92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>
          <table:table-cell office:value-type="string" calcext:value-type="string">
            <text:p>PlanetX2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Kinda</text:p>
          </table:table-cell>
          <table:table-cell table:style-name="ce5" table:formula="of:=IF(OR([.B93]=&quot;Yes&quot;;[.C93]=&quot;Yes&quot;);&quot;Reject&quot;;IF(AND(OR([.B93]=&quot;No&quot;;[.B93]=&quot;Trace&quot;);[.C93]=&quot;No&quot;);&quot;Accept&quot;;IF(COUNTBLANK([.B93:.C93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PuliVeivari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kely</text:p>
          </table:table-cell>
          <table:table-cell table:style-name="ce5" table:formula="of:=IF(OR([.B94]=&quot;Yes&quot;;[.C94]=&quot;Yes&quot;);&quot;Reject&quot;;IF(AND(OR([.B94]=&quot;No&quot;;[.B94]=&quot;Trace&quot;);[.C94]=&quot;No&quot;);&quot;Accept&quot;;IF(COUNTBLANK([.B94:.C94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Pyroclasm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95]=&quot;Yes&quot;;[.C95]=&quot;Yes&quot;);&quot;Reject&quot;;IF(AND(OR([.B95]=&quot;No&quot;;[.B95]=&quot;Trace&quot;);[.C95]=&quot;No&quot;);&quot;Accept&quot;;IF(COUNTBLANK([.B95:.C95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Quagmire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96]=&quot;Yes&quot;;[.C96]=&quot;Yes&quot;);&quot;Reject&quot;;IF(AND(OR([.B96]=&quot;No&quot;;[.B96]=&quot;Trace&quot;);[.C96]=&quot;No&quot;);&quot;Accept&quot;;IF(COUNTBLANK([.B96:.C96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Raindance_nef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97]=&quot;Yes&quot;;[.C97]=&quot;Yes&quot;);&quot;Reject&quot;;IF(AND(OR([.B97]=&quot;No&quot;;[.B97]=&quot;Trace&quot;);[.C97]=&quot;No&quot;);&quot;Accept&quot;;IF(COUNTBLANK([.B97:.C97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>
          <table:table-cell office:value-type="string" calcext:value-type="string">
            <text:p>Ramparts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da</text:p>
          </table:table-cell>
          <table:table-cell table:style-name="ce5" table:formula="of:=IF(OR([.B98]=&quot;Yes&quot;;[.C98]=&quot;Yes&quot;);&quot;Reject&quot;;IF(AND(OR([.B98]=&quot;No&quot;;[.B98]=&quot;Trace&quot;);[.C98]=&quot;No&quot;);&quot;Accept&quot;;IF(COUNTBLANK([.B98:.C98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andomTer1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da</text:p>
          </table:table-cell>
          <table:table-cell table:style-name="ce5" table:formula="of:=IF(OR([.B99]=&quot;Yes&quot;;[.C99]=&quot;Yes&quot;);&quot;Reject&quot;;IF(AND(OR([.B99]=&quot;No&quot;;[.B99]=&quot;Trace&quot;);[.C99]=&quot;No&quot;);&quot;Accept&quot;;IF(COUNTBLANK([.B99:.C99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RandomTer10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00]=&quot;Yes&quot;;[.C100]=&quot;Yes&quot;);&quot;Reject&quot;;IF(AND(OR([.B100]=&quot;No&quot;;[.B100]=&quot;Trace&quot;);[.C100]=&quot;No&quot;);&quot;Accept&quot;;IF(COUNTBLANK([.B100:.C100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RandomTer2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01]=&quot;Yes&quot;;[.C101]=&quot;Yes&quot;);&quot;Reject&quot;;IF(AND(OR([.B101]=&quot;No&quot;;[.B101]=&quot;Trace&quot;);[.C101]=&quot;No&quot;);&quot;Accept&quot;;IF(COUNTBLANK([.B101:.C101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>
          <table:table-cell office:value-type="string" calcext:value-type="string">
            <text:p>RandomTer3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da</text:p>
          </table:table-cell>
          <table:table-cell table:style-name="ce5" table:formula="of:=IF(OR([.B102]=&quot;Yes&quot;;[.C102]=&quot;Yes&quot;);&quot;Reject&quot;;IF(AND(OR([.B102]=&quot;No&quot;;[.B102]=&quot;Trace&quot;);[.C102]=&quot;No&quot;);&quot;Accept&quot;;IF(COUNTBLANK([.B102:.C102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andomTer4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da</text:p>
          </table:table-cell>
          <table:table-cell table:style-name="ce5" table:formula="of:=IF(OR([.B103]=&quot;Yes&quot;;[.C103]=&quot;Yes&quot;);&quot;Reject&quot;;IF(AND(OR([.B103]=&quot;No&quot;;[.B103]=&quot;Trace&quot;);[.C103]=&quot;No&quot;);&quot;Accept&quot;;IF(COUNTBLANK([.B103:.C103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RandomTer5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04]=&quot;Yes&quot;;[.C104]=&quot;Yes&quot;);&quot;Reject&quot;;IF(AND(OR([.B104]=&quot;No&quot;;[.B104]=&quot;Trace&quot;);[.C104]=&quot;No&quot;);&quot;Accept&quot;;IF(COUNTBLANK([.B104:.C104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RandomTer6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05]=&quot;Yes&quot;;[.C105]=&quot;Yes&quot;);&quot;Reject&quot;;IF(AND(OR([.B105]=&quot;No&quot;;[.B105]=&quot;Trace&quot;);[.C105]=&quot;No&quot;);&quot;Accept&quot;;IF(COUNTBLANK([.B105:.C105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>
          <table:table-cell office:value-type="string" calcext:value-type="string">
            <text:p>RandomTer7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da</text:p>
          </table:table-cell>
          <table:table-cell table:style-name="ce5" table:formula="of:=IF(OR([.B106]=&quot;Yes&quot;;[.C106]=&quot;Yes&quot;);&quot;Reject&quot;;IF(AND(OR([.B106]=&quot;No&quot;;[.B106]=&quot;Trace&quot;);[.C106]=&quot;No&quot;);&quot;Accept&quot;;IF(COUNTBLANK([.B106:.C106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RandomTer8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07]=&quot;Yes&quot;;[.C107]=&quot;Yes&quot;);&quot;Reject&quot;;IF(AND(OR([.B107]=&quot;No&quot;;[.B107]=&quot;Trace&quot;);[.C107]=&quot;No&quot;);&quot;Accept&quot;;IF(COUNTBLANK([.B107:.C107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>
          <table:table-cell office:value-type="string" calcext:value-type="string">
            <text:p>RandomTer9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da</text:p>
          </table:table-cell>
          <table:table-cell table:style-name="ce5" table:formula="of:=IF(OR([.B108]=&quot;Yes&quot;;[.C108]=&quot;Yes&quot;);&quot;Reject&quot;;IF(AND(OR([.B108]=&quot;No&quot;;[.B108]=&quot;Trace&quot;);[.C108]=&quot;No&quot;);&quot;Accept&quot;;IF(COUNTBLANK([.B108:.C108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Rasp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Yes</text:p>
          </table:table-cell>
          <table:table-cell table:style-name="ce5" table:formula="of:=IF(OR([.B109]=&quot;Yes&quot;;[.C109]=&quot;Yes&quot;);&quot;Reject&quot;;IF(AND(OR([.B109]=&quot;No&quot;;[.B109]=&quot;Trace&quot;);[.C109]=&quot;No&quot;);&quot;Accept&quot;;IF(COUNTBLANK([.B109:.C109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Ravine.ter</text:p>
          </table:table-cell>
          <table:table-cell table:number-columns-repeated="2" office:value-type="string" calcext:value-type="string">
            <text:p>Duplicate</text:p>
          </table:table-cell>
          <table:table-cell table:style-name="ce5" office:value-type="string" calcext:value-type="string">
            <text:p>Duplicate</text:p>
          </table:table-cell>
          <table:table-cell/>
        </table:table-row>
        <table:table-row table:style-name="ro1" table:visibility="filter">
          <table:table-cell office:value-type="string" calcext:value-type="string">
            <text:p>RavineV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Yes</text:p>
          </table:table-cell>
          <table:table-cell table:style-name="ce5" table:formula="of:=IF(OR([.B111]=&quot;Yes&quot;;[.C111]=&quot;Yes&quot;);&quot;Reject&quot;;IF(AND(OR([.B111]=&quot;No&quot;;[.B111]=&quot;Trace&quot;);[.C111]=&quot;No&quot;);&quot;Accept&quot;;IF(COUNTBLANK([.B111:.C111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Recalescence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12]=&quot;Yes&quot;;[.C112]=&quot;Yes&quot;);&quot;Reject&quot;;IF(AND(OR([.B112]=&quot;No&quot;;[.B112]=&quot;Trace&quot;);[.C112]=&quot;No&quot;);&quot;Accept&quot;;IF(COUNTBLANK([.B112:.C112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Respite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13]=&quot;Yes&quot;;[.C113]=&quot;Yes&quot;);&quot;Reject&quot;;IF(AND(OR([.B113]=&quot;No&quot;;[.B113]=&quot;Trace&quot;);[.C113]=&quot;No&quot;);&quot;Accept&quot;;IF(COUNTBLANK([.B113:.C113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>
          <table:table-cell office:value-type="string" calcext:value-type="string">
            <text:p>Reversion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Kinda</text:p>
          </table:table-cell>
          <table:table-cell table:style-name="ce5" table:formula="of:=IF(OR([.B114]=&quot;Yes&quot;;[.C114]=&quot;Yes&quot;);&quot;Reject&quot;;IF(AND(OR([.B114]=&quot;No&quot;;[.B114]=&quot;Trace&quot;);[.C114]=&quot;No&quot;);&quot;Accept&quot;;IF(COUNTBLANK([.B114:.C114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imehold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da</text:p>
          </table:table-cell>
          <table:table-cell table:style-name="ce5" table:formula="of:=IF(OR([.B115]=&quot;Yes&quot;;[.C115]=&quot;Yes&quot;);&quot;Reject&quot;;IF(AND(OR([.B115]=&quot;No&quot;;[.B115]=&quot;Trace&quot;);[.C115]=&quot;No&quot;);&quot;Accept&quot;;IF(COUNTBLANK([.B115:.C115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RiverDance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16]=&quot;Yes&quot;;[.C116]=&quot;Yes&quot;);&quot;Reject&quot;;IF(AND(OR([.B116]=&quot;No&quot;;[.B116]=&quot;Trace&quot;);[.C116]=&quot;No&quot;);&quot;Accept&quot;;IF(COUNTBLANK([.B116:.C116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>
          <table:table-cell office:value-type="string" calcext:value-type="string">
            <text:p>Rollercoaster_nef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da</text:p>
          </table:table-cell>
          <table:table-cell table:style-name="ce5" table:formula="of:=IF(OR([.B117]=&quot;Yes&quot;;[.C117]=&quot;Yes&quot;);&quot;Reject&quot;;IF(AND(OR([.B117]=&quot;No&quot;;[.B117]=&quot;Trace&quot;);[.C117]=&quot;No&quot;);&quot;Accept&quot;;IF(COUNTBLANK([.B117:.C117])=0;&quot;Test&quot;;&quot;&quot;)))" office:value-type="string" office:string-value="Test" calcext:value-type="string">
            <text:p>Test</text:p>
          </table:table-cell>
          <table:table-cell office:value-type="string" calcext:value-type="string">
            <text:p>canyons generally don’t work for this gametype</text:p>
          </table:table-cell>
        </table:table-row>
        <table:table-row table:style-name="ro1">
          <table:table-cell office:value-type="string" calcext:value-type="string">
            <text:p>rst_agroleon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da</text:p>
          </table:table-cell>
          <table:table-cell table:style-name="ce5" table:formula="of:=IF(OR([.B118]=&quot;Yes&quot;;[.C118]=&quot;Yes&quot;);&quot;Reject&quot;;IF(AND(OR([.B118]=&quot;No&quot;;[.B118]=&quot;Trace&quot;);[.C118]=&quot;No&quot;);&quot;Accept&quot;;IF(COUNTBLANK([.B118:.C118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rst_Astro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19]=&quot;Yes&quot;;[.C119]=&quot;Yes&quot;);&quot;Reject&quot;;IF(AND(OR([.B119]=&quot;No&quot;;[.B119]=&quot;Trace&quot;);[.C119]=&quot;No&quot;);&quot;Accept&quot;;IF(COUNTBLANK([.B119:.C119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>
          <table:table-cell office:value-type="string" calcext:value-type="string">
            <text:p>rst_bittergorge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kely</text:p>
          </table:table-cell>
          <table:table-cell table:style-name="ce5" table:formula="of:=IF(OR([.B120]=&quot;Yes&quot;;[.C120]=&quot;Yes&quot;);&quot;Reject&quot;;IF(AND(OR([.B120]=&quot;No&quot;;[.B120]=&quot;Trace&quot;);[.C120]=&quot;No&quot;);&quot;Accept&quot;;IF(COUNTBLANK([.B120:.C120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st_crumpie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da</text:p>
          </table:table-cell>
          <table:table-cell table:style-name="ce5" table:formula="of:=IF(OR([.B121]=&quot;Yes&quot;;[.C121]=&quot;Yes&quot;);&quot;Reject&quot;;IF(AND(OR([.B121]=&quot;No&quot;;[.B121]=&quot;Trace&quot;);[.C121]=&quot;No&quot;);&quot;Accept&quot;;IF(COUNTBLANK([.B121:.C121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st_dermcity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da</text:p>
          </table:table-cell>
          <table:table-cell table:style-name="ce5" table:formula="of:=IF(OR([.B122]=&quot;Yes&quot;;[.C122]=&quot;Yes&quot;);&quot;Reject&quot;;IF(AND(OR([.B122]=&quot;No&quot;;[.B122]=&quot;Trace&quot;);[.C122]=&quot;No&quot;);&quot;Accept&quot;;IF(COUNTBLANK([.B122:.C122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rst_FaceCrossing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23]=&quot;Yes&quot;;[.C123]=&quot;Yes&quot;);&quot;Reject&quot;;IF(AND(OR([.B123]=&quot;No&quot;;[.B123]=&quot;Trace&quot;);[.C123]=&quot;No&quot;);&quot;Accept&quot;;IF(COUNTBLANK([.B123:.C123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rst_isledebatalla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24]=&quot;Yes&quot;;[.C124]=&quot;Yes&quot;);&quot;Reject&quot;;IF(AND(OR([.B124]=&quot;No&quot;;[.B124]=&quot;Trace&quot;);[.C124]=&quot;No&quot;);&quot;Accept&quot;;IF(COUNTBLANK([.B124:.C124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>
          <table:table-cell office:value-type="string" calcext:value-type="string">
            <text:p>Rst_ScorchedEarth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Kinda</text:p>
          </table:table-cell>
          <table:table-cell table:style-name="ce5" table:formula="of:=IF(OR([.B125]=&quot;Yes&quot;;[.C125]=&quot;Yes&quot;);&quot;Reject&quot;;IF(AND(OR([.B125]=&quot;No&quot;;[.B125]=&quot;Trace&quot;);[.C125]=&quot;No&quot;);&quot;Accept&quot;;IF(COUNTBLANK([.B125:.C125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rst_SimpleFlagArena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126]=&quot;Yes&quot;;[.C126]=&quot;Yes&quot;);&quot;Reject&quot;;IF(AND(OR([.B126]=&quot;No&quot;;[.B126]=&quot;Trace&quot;);[.C126]=&quot;No&quot;);&quot;Accept&quot;;IF(COUNTBLANK([.B126:.C126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>
          <table:table-cell office:value-type="string" calcext:value-type="string">
            <text:p>rst_spit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da</text:p>
          </table:table-cell>
          <table:table-cell table:style-name="ce5" table:formula="of:=IF(OR([.B127]=&quot;Yes&quot;;[.C127]=&quot;Yes&quot;);&quot;Reject&quot;;IF(AND(OR([.B127]=&quot;No&quot;;[.B127]=&quot;Trace&quot;);[.C127]=&quot;No&quot;);&quot;Accept&quot;;IF(COUNTBLANK([.B127:.C127])=0;&quot;Test&quot;;&quot;&quot;)))" office:value-type="string" office:string-value="Test" calcext:value-type="string">
            <text:p>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Rush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28]=&quot;Yes&quot;;[.C128]=&quot;Yes&quot;);&quot;Reject&quot;;IF(AND(OR([.B128]=&quot;No&quot;;[.B128]=&quot;Trace&quot;);[.C128]=&quot;No&quot;);&quot;Accept&quot;;IF(COUNTBLANK([.B128:.C128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S5_Centaur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29]=&quot;Yes&quot;;[.C129]=&quot;Yes&quot;);&quot;Reject&quot;;IF(AND(OR([.B129]=&quot;No&quot;;[.B129]=&quot;Trace&quot;);[.C129]=&quot;No&quot;);&quot;Accept&quot;;IF(COUNTBLANK([.B129:.C129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S5_Drache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30]=&quot;Yes&quot;;[.C130]=&quot;Yes&quot;);&quot;Reject&quot;;IF(AND(OR([.B130]=&quot;No&quot;;[.B130]=&quot;Trace&quot;);[.C130]=&quot;No&quot;);&quot;Accept&quot;;IF(COUNTBLANK([.B130:.C130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S5_Icedance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31]=&quot;Yes&quot;;[.C131]=&quot;Yes&quot;);&quot;Reject&quot;;IF(AND(OR([.B131]=&quot;No&quot;;[.B131]=&quot;Trace&quot;);[.C131]=&quot;No&quot;);&quot;Accept&quot;;IF(COUNTBLANK([.B131:.C131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S5_massive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132]=&quot;Yes&quot;;[.C132]=&quot;Yes&quot;);&quot;Reject&quot;;IF(AND(OR([.B132]=&quot;No&quot;;[.B132]=&quot;Trace&quot;);[.C132]=&quot;No&quot;);&quot;Accept&quot;;IF(COUNTBLANK([.B132:.C132])=0;&quot;Test&quot;;&quot;&quot;)))" office:value-type="string" office:string-value="Accept" calcext:value-type="string">
            <text:p>Accept</text:p>
          </table:table-cell>
          <table:table-cell office:value-type="string" calcext:value-type="string">
            <text:p>this is fine? I remember writing about deadstops but I don’t see any?</text:p>
          </table:table-cell>
        </table:table-row>
        <table:table-row table:style-name="ro1" table:visibility="filter">
          <table:table-cell office:value-type="string" calcext:value-type="string">
            <text:p>S5_Mordacity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33]=&quot;Yes&quot;;[.C133]=&quot;Yes&quot;);&quot;Reject&quot;;IF(AND(OR([.B133]=&quot;No&quot;;[.B133]=&quot;Trace&quot;);[.C133]=&quot;No&quot;);&quot;Accept&quot;;IF(COUNTBLANK([.B133:.C133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S5_rst_hawkingheat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Yes</text:p>
          </table:table-cell>
          <table:table-cell table:style-name="ce5" table:formula="of:=IF(OR([.B134]=&quot;Yes&quot;;[.C134]=&quot;Yes&quot;);&quot;Reject&quot;;IF(AND(OR([.B134]=&quot;No&quot;;[.B134]=&quot;Trace&quot;);[.C134]=&quot;No&quot;);&quot;Accept&quot;;IF(COUNTBLANK([.B134:.C134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5_rst_misadventure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35]=&quot;Yes&quot;;[.C135]=&quot;Yes&quot;);&quot;Reject&quot;;IF(AND(OR([.B135]=&quot;No&quot;;[.B135]=&quot;Trace&quot;);[.C135]=&quot;No&quot;);&quot;Accept&quot;;IF(COUNTBLANK([.B135:.C135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S5_rst_reynard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136]=&quot;Yes&quot;;[.C136]=&quot;Yes&quot;);&quot;Reject&quot;;IF(AND(OR([.B136]=&quot;No&quot;;[.B136]=&quot;Trace&quot;);[.C136]=&quot;No&quot;);&quot;Accept&quot;;IF(COUNTBLANK([.B136:.C136])=0;&quot;Test&quot;;&quot;&quot;)))" office:value-type="string" office:string-value="Reject" calcext:value-type="string">
            <text:p>Reject</text:p>
          </table:table-cell>
          <table:table-cell office:value-type="string" calcext:value-type="string">
            <text:p>this map is pushing the bounds of variance</text:p>
          </table:table-cell>
        </table:table-row>
        <table:table-row table:style-name="ro1" table:visibility="filter">
          <table:table-cell office:value-type="string" calcext:value-type="string">
            <text:p>S5_rst_silenus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137]=&quot;Yes&quot;;[.C137]=&quot;Yes&quot;);&quot;Reject&quot;;IF(AND(OR([.B137]=&quot;No&quot;;[.B137]=&quot;Trace&quot;);[.C137]=&quot;No&quot;);&quot;Accept&quot;;IF(COUNTBLANK([.B137:.C137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5_Sherman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38]=&quot;Yes&quot;;[.C138]=&quot;Yes&quot;);&quot;Reject&quot;;IF(AND(OR([.B138]=&quot;No&quot;;[.B138]=&quot;Trace&quot;);[.C138]=&quot;No&quot;);&quot;Accept&quot;;IF(COUNTBLANK([.B138:.C138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S5-Icedance.ter</text:p>
          </table:table-cell>
          <table:table-cell table:number-columns-repeated="2" office:value-type="string" calcext:value-type="string">
            <text:p>Duplicate</text:p>
          </table:table-cell>
          <table:table-cell table:style-name="ce5" office:value-type="string" calcext:value-type="string">
            <text:p>Duplicate</text:p>
          </table:table-cell>
          <table:table-cell/>
        </table:table-row>
        <table:table-row table:style-name="ro1" table:visibility="filter">
          <table:table-cell office:value-type="string" calcext:value-type="string">
            <text:p>S5-massive.ter</text:p>
          </table:table-cell>
          <table:table-cell table:number-columns-repeated="2" office:value-type="string" calcext:value-type="string">
            <text:p>Duplicate</text:p>
          </table:table-cell>
          <table:table-cell table:style-name="ce5" office:value-type="string" calcext:value-type="string">
            <text:p>Duplicate</text:p>
          </table:table-cell>
          <table:table-cell/>
        </table:table-row>
        <table:table-row table:style-name="ro1" table:visibility="filter">
          <table:table-cell office:value-type="string" calcext:value-type="string">
            <text:p>S5-Mordacity.ter</text:p>
          </table:table-cell>
          <table:table-cell table:number-columns-repeated="2" office:value-type="string" calcext:value-type="string">
            <text:p>Duplicate</text:p>
          </table:table-cell>
          <table:table-cell table:style-name="ce5" office:value-type="string" calcext:value-type="string">
            <text:p>Duplicate</text:p>
          </table:table-cell>
          <table:table-cell/>
        </table:table-row>
        <table:table-row table:style-name="ro1" table:visibility="filter">
          <table:table-cell office:value-type="string" calcext:value-type="string">
            <text:p>S8_rst_dogma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42]=&quot;Yes&quot;;[.C142]=&quot;Yes&quot;);&quot;Reject&quot;;IF(AND(OR([.B142]=&quot;No&quot;;[.B142]=&quot;Trace&quot;);[.C142]=&quot;No&quot;);&quot;Accept&quot;;IF(COUNTBLANK([.B142:.C142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S8_rst_opus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143]=&quot;Yes&quot;;[.C143]=&quot;Yes&quot;);&quot;Reject&quot;;IF(AND(OR([.B143]=&quot;No&quot;;[.B143]=&quot;Trace&quot;);[.C143]=&quot;No&quot;);&quot;Accept&quot;;IF(COUNTBLANK([.B143:.C143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S8_zilch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144]=&quot;Yes&quot;;[.C144]=&quot;Yes&quot;);&quot;Reject&quot;;IF(AND(OR([.B144]=&quot;No&quot;;[.B144]=&quot;Trace&quot;);[.C144]=&quot;No&quot;);&quot;Accept&quot;;IF(COUNTBLANK([.B144:.C144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anctuary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Yes</text:p>
          </table:table-cell>
          <table:table-cell table:style-name="ce5" table:formula="of:=IF(OR([.B145]=&quot;Yes&quot;;[.C145]=&quot;Yes&quot;);&quot;Reject&quot;;IF(AND(OR([.B145]=&quot;No&quot;;[.B145]=&quot;Trace&quot;);[.C145]=&quot;No&quot;);&quot;Accept&quot;;IF(COUNTBLANK([.B145:.C145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andstorm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46]=&quot;Yes&quot;;[.C146]=&quot;Yes&quot;);&quot;Reject&quot;;IF(AND(OR([.B146]=&quot;No&quot;;[.B146]=&quot;Trace&quot;);[.C146]=&quot;No&quot;);&quot;Accept&quot;;IF(COUNTBLANK([.B146:.C146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SC_Badlands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47]=&quot;Yes&quot;;[.C147]=&quot;Yes&quot;);&quot;Reject&quot;;IF(AND(OR([.B147]=&quot;No&quot;;[.B147]=&quot;Trace&quot;);[.C147]=&quot;No&quot;);&quot;Accept&quot;;IF(COUNTBLANK([.B147:.C147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C_Desert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48]=&quot;Yes&quot;;[.C148]=&quot;Yes&quot;);&quot;Reject&quot;;IF(AND(OR([.B148]=&quot;No&quot;;[.B148]=&quot;Trace&quot;);[.C148]=&quot;No&quot;);&quot;Accept&quot;;IF(COUNTBLANK([.B148:.C148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C_Ice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49]=&quot;Yes&quot;;[.C149]=&quot;Yes&quot;);&quot;Reject&quot;;IF(AND(OR([.B149]=&quot;No&quot;;[.B149]=&quot;Trace&quot;);[.C149]=&quot;No&quot;);&quot;Accept&quot;;IF(COUNTBLANK([.B149:.C149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C_Lush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50]=&quot;Yes&quot;;[.C150]=&quot;Yes&quot;);&quot;Reject&quot;;IF(AND(OR([.B150]=&quot;No&quot;;[.B150]=&quot;Trace&quot;);[.C150]=&quot;No&quot;);&quot;Accept&quot;;IF(COUNTBLANK([.B150:.C150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C_Night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51]=&quot;Yes&quot;;[.C151]=&quot;Yes&quot;);&quot;Reject&quot;;IF(AND(OR([.B151]=&quot;No&quot;;[.B151]=&quot;Trace&quot;);[.C151]=&quot;No&quot;);&quot;Accept&quot;;IF(COUNTBLANK([.B151:.C151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C_Normal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52]=&quot;Yes&quot;;[.C152]=&quot;Yes&quot;);&quot;Reject&quot;;IF(AND(OR([.B152]=&quot;No&quot;;[.B152]=&quot;Trace&quot;);[.C152]=&quot;No&quot;);&quot;Accept&quot;;IF(COUNTBLANK([.B152:.C152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carabrae_nef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53]=&quot;Yes&quot;;[.C153]=&quot;Yes&quot;);&quot;Reject&quot;;IF(AND(OR([.B153]=&quot;No&quot;;[.B153]=&quot;Trace&quot;);[.C153]=&quot;No&quot;);&quot;Accept&quot;;IF(COUNTBLANK([.B153:.C153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hockRidge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154]=&quot;Yes&quot;;[.C154]=&quot;Yes&quot;);&quot;Reject&quot;;IF(AND(OR([.B154]=&quot;No&quot;;[.B154]=&quot;Trace&quot;);[.C154]=&quot;No&quot;);&quot;Accept&quot;;IF(COUNTBLANK([.B154:.C154])=0;&quot;Test&quot;;&quot;&quot;)))" office:value-type="string" office:string-value="Reject" calcext:value-type="string">
            <text:p>Reject</text:p>
          </table:table-cell>
          <table:table-cell office:value-type="string" calcext:value-type="string">
            <text:p>not a fan of these canyon levels</text:p>
          </table:table-cell>
        </table:table-row>
        <table:table-row table:style-name="ro1" table:visibility="filter">
          <table:table-cell office:value-type="string" calcext:value-type="string">
            <text:p>Sirocco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55]=&quot;Yes&quot;;[.C155]=&quot;Yes&quot;);&quot;Reject&quot;;IF(AND(OR([.B155]=&quot;No&quot;;[.B155]=&quot;Trace&quot;);[.C155]=&quot;No&quot;);&quot;Accept&quot;;IF(COUNTBLANK([.B155:.C155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kinnyDip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156]=&quot;Yes&quot;;[.C156]=&quot;Yes&quot;);&quot;Reject&quot;;IF(AND(OR([.B156]=&quot;No&quot;;[.B156]=&quot;Trace&quot;);[.C156]=&quot;No&quot;);&quot;Accept&quot;;IF(COUNTBLANK([.B156:.C156])=0;&quot;Test&quot;;&quot;&quot;)))" office:value-type="string" office:string-value="Accept" calcext:value-type="string">
            <text:p>Accept</text:p>
          </table:table-cell>
          <table:table-cell office:value-type="string" calcext:value-type="string">
            <text:p>really wanted to use one of the TR2 maps. This has a big scale but also nice hills</text:p>
          </table:table-cell>
        </table:table-row>
        <table:table-row table:style-name="ro1" table:visibility="filter">
          <table:table-cell office:value-type="string" calcext:value-type="string">
            <text:p>Slapdash.ter</text:p>
          </table:table-cell>
          <table:table-cell table:number-columns-repeated="2" office:value-type="string" calcext:value-type="string">
            <text:p>Duplicate</text:p>
          </table:table-cell>
          <table:table-cell table:style-name="ce5" office:value-type="string" calcext:value-type="string">
            <text:p>Duplicate</text:p>
          </table:table-cell>
          <table:table-cell/>
        </table:table-row>
        <table:table-row table:style-name="ro1" table:visibility="filter">
          <table:table-cell office:value-type="string" calcext:value-type="string">
            <text:p>Snowblind_nef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Yes</text:p>
          </table:table-cell>
          <table:table-cell table:style-name="ce5" table:formula="of:=IF(OR([.B158]=&quot;Yes&quot;;[.C158]=&quot;Yes&quot;);&quot;Reject&quot;;IF(AND(OR([.B158]=&quot;No&quot;;[.B158]=&quot;Trace&quot;);[.C158]=&quot;No&quot;);&quot;Accept&quot;;IF(COUNTBLANK([.B158:.C158])=0;&quot;Test&quot;;&quot;&quot;)))" office:value-type="string" office:string-value="Reject" calcext:value-type="string">
            <text:p>Reject</text:p>
          </table:table-cell>
          <table:table-cell office:value-type="string" calcext:value-type="string">
            <text:p>already knew this is a bad idea before I even started</text:p>
          </table:table-cell>
        </table:table-row>
        <table:table-row table:style-name="ro1" table:visibility="filter">
          <table:table-cell office:value-type="string" calcext:value-type="string">
            <text:p>SolsDescent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59]=&quot;Yes&quot;;[.C159]=&quot;Yes&quot;);&quot;Reject&quot;;IF(AND(OR([.B159]=&quot;No&quot;;[.B159]=&quot;Trace&quot;);[.C159]=&quot;No&quot;);&quot;Accept&quot;;IF(COUNTBLANK([.B159:.C159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pinCycle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60]=&quot;Yes&quot;;[.C160]=&quot;Yes&quot;);&quot;Reject&quot;;IF(AND(OR([.B160]=&quot;No&quot;;[.B160]=&quot;Trace&quot;);[.C160]=&quot;No&quot;);&quot;Accept&quot;;IF(COUNTBLANK([.B160:.C160])=0;&quot;Test&quot;;&quot;&quot;)))" office:value-type="string" office:string-value="Accept" calcext:value-type="string">
            <text:p>Accept</text:p>
          </table:table-cell>
          <table:table-cell office:value-type="string" calcext:value-type="string">
            <text:p>this was borderline rejected</text:p>
          </table:table-cell>
        </table:table-row>
        <table:table-row table:style-name="ro1" table:visibility="filter">
          <table:table-cell office:value-type="string" calcext:value-type="string">
            <text:p>StarFallCTF2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161]=&quot;Yes&quot;;[.C161]=&quot;Yes&quot;);&quot;Reject&quot;;IF(AND(OR([.B161]=&quot;No&quot;;[.B161]=&quot;Trace&quot;);[.C161]=&quot;No&quot;);&quot;Accept&quot;;IF(COUNTBLANK([.B161:.C161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Starfallen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162]=&quot;Yes&quot;;[.C162]=&quot;Yes&quot;);&quot;Reject&quot;;IF(AND(OR([.B162]=&quot;No&quot;;[.B162]=&quot;Trace&quot;);[.C162]=&quot;No&quot;);&quot;Accept&quot;;IF(COUNTBLANK([.B162:.C162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Stonehenge_nef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163]=&quot;Yes&quot;;[.C163]=&quot;Yes&quot;);&quot;Reject&quot;;IF(AND(OR([.B163]=&quot;No&quot;;[.B163]=&quot;Trace&quot;);[.C163]=&quot;No&quot;);&quot;Accept&quot;;IF(COUNTBLANK([.B163:.C163])=0;&quot;Test&quot;;&quot;&quot;)))" office:value-type="string" office:string-value="Reject" calcext:value-type="string">
            <text:p>Reject</text:p>
          </table:table-cell>
          <table:table-cell office:value-type="string" calcext:value-type="string">
            <text:p>kryand tried to tell me this was a skiiable terrain, so I put the flags in different places. He no longer believes it’s a skiiable terrain</text:p>
          </table:table-cell>
        </table:table-row>
        <table:table-row table:style-name="ro1" table:visibility="filter">
          <table:table-cell office:value-type="string" calcext:value-type="string">
            <text:p>SubZero.ter</text:p>
          </table:table-cell>
          <table:table-cell table:number-columns-repeated="2" office:value-type="string" calcext:value-type="string">
            <text:p>Duplicate</text:p>
          </table:table-cell>
          <table:table-cell table:style-name="ce5" office:value-type="string" calcext:value-type="string">
            <text:p>Duplicate</text:p>
          </table:table-cell>
          <table:table-cell/>
        </table:table-row>
        <table:table-row table:style-name="ro1" table:visibility="filter">
          <table:table-cell office:value-type="string" calcext:value-type="string">
            <text:p>SunDried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65]=&quot;Yes&quot;;[.C165]=&quot;Yes&quot;);&quot;Reject&quot;;IF(AND(OR([.B165]=&quot;No&quot;;[.B165]=&quot;Trace&quot;);[.C165]=&quot;No&quot;);&quot;Accept&quot;;IF(COUNTBLANK([.B165:.C165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urreal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Yes</text:p>
          </table:table-cell>
          <table:table-cell table:style-name="ce5" table:formula="of:=IF(OR([.B166]=&quot;Yes&quot;;[.C166]=&quot;Yes&quot;);&quot;Reject&quot;;IF(AND(OR([.B166]=&quot;No&quot;;[.B166]=&quot;Trace&quot;);[.C166]=&quot;No&quot;);&quot;Accept&quot;;IF(COUNTBLANK([.B166:.C166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alus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Yes</text:p>
          </table:table-cell>
          <table:table-cell table:style-name="ce5" table:formula="of:=IF(OR([.B167]=&quot;Yes&quot;;[.C167]=&quot;Yes&quot;);&quot;Reject&quot;;IF(AND(OR([.B167]=&quot;No&quot;;[.B167]=&quot;Trace&quot;);[.C167]=&quot;No&quot;);&quot;Accept&quot;;IF(COUNTBLANK([.B167:.C167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hinIce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68]=&quot;Yes&quot;;[.C168]=&quot;Yes&quot;);&quot;Reject&quot;;IF(AND(OR([.B168]=&quot;No&quot;;[.B168]=&quot;Trace&quot;);[.C168]=&quot;No&quot;);&quot;Accept&quot;;IF(COUNTBLANK([.B168:.C168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itan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Yes</text:p>
          </table:table-cell>
          <table:table-cell table:style-name="ce5" table:formula="of:=IF(OR([.B169]=&quot;Yes&quot;;[.C169]=&quot;Yes&quot;);&quot;Reject&quot;;IF(AND(OR([.B169]=&quot;No&quot;;[.B169]=&quot;Trace&quot;);[.C169]=&quot;No&quot;);&quot;Accept&quot;;IF(COUNTBLANK([.B169:.C169])=0;&quot;Test&quot;;&quot;&quot;)))" office:value-type="string" office:string-value="Reject" calcext:value-type="string">
            <text:p>Reject</text:p>
          </table:table-cell>
          <table:table-cell office:value-type="string" calcext:value-type="string">
            <text:p>why did I even open this</text:p>
          </table:table-cell>
        </table:table-row>
        <table:table-row table:style-name="ro1" table:visibility="filter">
          <table:table-cell office:value-type="string" calcext:value-type="string">
            <text:p>TL_Drorck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70]=&quot;Yes&quot;;[.C170]=&quot;Yes&quot;);&quot;Reject&quot;;IF(AND(OR([.B170]=&quot;No&quot;;[.B170]=&quot;Trace&quot;);[.C170]=&quot;No&quot;);&quot;Accept&quot;;IF(COUNTBLANK([.B170:.C170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TL_Magnum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71]=&quot;Yes&quot;;[.C171]=&quot;Yes&quot;);&quot;Reject&quot;;IF(AND(OR([.B171]=&quot;No&quot;;[.B171]=&quot;Trace&quot;);[.C171]=&quot;No&quot;);&quot;Accept&quot;;IF(COUNTBLANK([.B171:.C171])=0;&quot;Test&quot;;&quot;&quot;)))" office:value-type="string" office:string-value="Accept" calcext:value-type="string">
            <text:p>Accept</text:p>
          </table:table-cell>
          <table:table-cell office:value-type="string" calcext:value-type="string">
            <text:p>this is actually a weak accept – there’s really not much to this map</text:p>
          </table:table-cell>
        </table:table-row>
        <table:table-row table:style-name="ro1" table:visibility="filter">
          <table:table-cell office:value-type="string" calcext:value-type="string">
            <text:p>TL_MuddySwamp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72]=&quot;Yes&quot;;[.C172]=&quot;Yes&quot;);&quot;Reject&quot;;IF(AND(OR([.B172]=&quot;No&quot;;[.B172]=&quot;Trace&quot;);[.C172]=&quot;No&quot;);&quot;Accept&quot;;IF(COUNTBLANK([.B172:.C172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L_RoughLand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73]=&quot;Yes&quot;;[.C173]=&quot;Yes&quot;);&quot;Reject&quot;;IF(AND(OR([.B173]=&quot;No&quot;;[.B173]=&quot;Trace&quot;);[.C173]=&quot;No&quot;);&quot;Accept&quot;;IF(COUNTBLANK([.B173:.C173])=0;&quot;Test&quot;;&quot;&quot;)))" office:value-type="string" office:string-value="Accept" calcext:value-type="string">
            <text:p>Accept</text:p>
          </table:table-cell>
          <table:table-cell office:value-type="string" calcext:value-type="string">
            <text:p>this is kinda a finicky terrain but it works</text:p>
          </table:table-cell>
        </table:table-row>
        <table:table-row table:style-name="ro1" table:visibility="filter">
          <table:table-cell office:value-type="string" calcext:value-type="string">
            <text:p>TL_Skylight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Yes</text:p>
          </table:table-cell>
          <table:table-cell table:style-name="ce5" table:formula="of:=IF(OR([.B174]=&quot;Yes&quot;;[.C174]=&quot;Yes&quot;);&quot;Reject&quot;;IF(AND(OR([.B174]=&quot;No&quot;;[.B174]=&quot;Trace&quot;);[.C174]=&quot;No&quot;);&quot;Accept&quot;;IF(COUNTBLANK([.B174:.C174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ombstone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75]=&quot;Yes&quot;;[.C175]=&quot;Yes&quot;);&quot;Reject&quot;;IF(AND(OR([.B175]=&quot;No&quot;;[.B175]=&quot;Trace&quot;);[.C175]=&quot;No&quot;);&quot;Accept&quot;;IF(COUNTBLANK([.B175:.C175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Training1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76]=&quot;Yes&quot;;[.C176]=&quot;Yes&quot;);&quot;Reject&quot;;IF(AND(OR([.B176]=&quot;No&quot;;[.B176]=&quot;Trace&quot;);[.C176]=&quot;No&quot;);&quot;Accept&quot;;IF(COUNTBLANK([.B176:.C176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raining2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77]=&quot;Yes&quot;;[.C177]=&quot;Yes&quot;);&quot;Reject&quot;;IF(AND(OR([.B177]=&quot;No&quot;;[.B177]=&quot;Trace&quot;);[.C177]=&quot;No&quot;);&quot;Accept&quot;;IF(COUNTBLANK([.B177:.C177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raining3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78]=&quot;Yes&quot;;[.C178]=&quot;Yes&quot;);&quot;Reject&quot;;IF(AND(OR([.B178]=&quot;No&quot;;[.B178]=&quot;Trace&quot;);[.C178]=&quot;No&quot;);&quot;Accept&quot;;IF(COUNTBLANK([.B178:.C178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raining4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79]=&quot;Yes&quot;;[.C179]=&quot;Yes&quot;);&quot;Reject&quot;;IF(AND(OR([.B179]=&quot;No&quot;;[.B179]=&quot;Trace&quot;);[.C179]=&quot;No&quot;);&quot;Accept&quot;;IF(COUNTBLANK([.B179:.C179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raining5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Yes</text:p>
          </table:table-cell>
          <table:table-cell table:style-name="ce5" table:formula="of:=IF(OR([.B180]=&quot;Yes&quot;;[.C180]=&quot;Yes&quot;);&quot;Reject&quot;;IF(AND(OR([.B180]=&quot;No&quot;;[.B180]=&quot;Trace&quot;);[.C180]=&quot;No&quot;);&quot;Accept&quot;;IF(COUNTBLANK([.B180:.C180])=0;&quot;Test&quot;;&quot;&quot;)))" office:value-type="string" office:string-value="Reject" calcext:value-type="string">
            <text:p>Reject</text:p>
          </table:table-cell>
          <table:table-cell office:value-type="string" calcext:value-type="string">
            <text:p>Terrain is WAY too dark and you can’t tell features on it.</text:p>
          </table:table-cell>
        </table:table-row>
        <table:table-row table:style-name="ro1" table:visibility="filter">
          <table:table-cell office:value-type="string" calcext:value-type="string">
            <text:p>TreasureIsland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81]=&quot;Yes&quot;;[.C181]=&quot;Yes&quot;);&quot;Reject&quot;;IF(AND(OR([.B181]=&quot;No&quot;;[.B181]=&quot;Trace&quot;);[.C181]=&quot;No&quot;);&quot;Accept&quot;;IF(COUNTBLANK([.B181:.C181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_Crossfire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82]=&quot;Yes&quot;;[.C182]=&quot;Yes&quot;);&quot;Reject&quot;;IF(AND(OR([.B182]=&quot;No&quot;;[.B182]=&quot;Trace&quot;);[.C182]=&quot;No&quot;);&quot;Accept&quot;;IF(COUNTBLANK([.B182:.C182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Abaddon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183]=&quot;Yes&quot;;[.C183]=&quot;Yes&quot;);&quot;Reject&quot;;IF(AND(OR([.B183]=&quot;No&quot;;[.B183]=&quot;Trace&quot;);[.C183]=&quot;No&quot;);&quot;Accept&quot;;IF(COUNTBLANK([.B183:.C183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BaNsHee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84]=&quot;Yes&quot;;[.C184]=&quot;Yes&quot;);&quot;Reject&quot;;IF(AND(OR([.B184]=&quot;No&quot;;[.B184]=&quot;Trace&quot;);[.C184]=&quot;No&quot;);&quot;Accept&quot;;IF(COUNTBLANK([.B184:.C184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BeachBlitz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185]=&quot;Yes&quot;;[.C185]=&quot;Yes&quot;);&quot;Reject&quot;;IF(AND(OR([.B185]=&quot;No&quot;;[.B185]=&quot;Trace&quot;);[.C185]=&quot;No&quot;);&quot;Accept&quot;;IF(COUNTBLANK([.B185:.C185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BeggarsRun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186]=&quot;Yes&quot;;[.C186]=&quot;Yes&quot;);&quot;Reject&quot;;IF(AND(OR([.B186]=&quot;No&quot;;[.B186]=&quot;Trace&quot;);[.C186]=&quot;No&quot;);&quot;Accept&quot;;IF(COUNTBLANK([.B186:.C186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BlueMoon.ter</text:p>
          </table:table-cell>
          <table:table-cell table:number-columns-repeated="2" office:value-type="string" calcext:value-type="string">
            <text:p>Duplicate</text:p>
          </table:table-cell>
          <table:table-cell table:style-name="ce5" office:value-type="string" calcext:value-type="string">
            <text:p>Duplicate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Boss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188]=&quot;Yes&quot;;[.C188]=&quot;Yes&quot;);&quot;Reject&quot;;IF(AND(OR([.B188]=&quot;No&quot;;[.B188]=&quot;Trace&quot;);[.C188]=&quot;No&quot;);&quot;Accept&quot;;IF(COUNTBLANK([.B188:.C188])=0;&quot;Test&quot;;&quot;&quot;)))" office:value-type="string" office:string-value="Accept" calcext:value-type="string">
            <text:p>Accept</text:p>
          </table:table-cell>
          <table:table-cell office:value-type="string" calcext:value-type="string">
            <text:p>this level is acceptable</text:p>
          </table:table-cell>
        </table:table-row>
        <table:table-row table:style-name="ro1" table:visibility="filter">
          <table:table-cell office:value-type="string" calcext:value-type="string">
            <text:p>TWL-Chokepoint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Yes</text:p>
          </table:table-cell>
          <table:table-cell table:style-name="ce5" table:formula="of:=IF(OR([.B189]=&quot;Yes&quot;;[.C189]=&quot;Yes&quot;);&quot;Reject&quot;;IF(AND(OR([.B189]=&quot;No&quot;;[.B189]=&quot;Trace&quot;);[.C189]=&quot;No&quot;);&quot;Accept&quot;;IF(COUNTBLANK([.B189:.C189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Cinereous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190]=&quot;Yes&quot;;[.C190]=&quot;Yes&quot;);&quot;Reject&quot;;IF(AND(OR([.B190]=&quot;No&quot;;[.B190]=&quot;Trace&quot;);[.C190]=&quot;No&quot;);&quot;Accept&quot;;IF(COUNTBLANK([.B190:.C190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Clusterfuct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191]=&quot;Yes&quot;;[.C191]=&quot;Yes&quot;);&quot;Reject&quot;;IF(AND(OR([.B191]=&quot;No&quot;;[.B191]=&quot;Trace&quot;);[.C191]=&quot;No&quot;);&quot;Accept&quot;;IF(COUNTBLANK([.B191:.C191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Curtilage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192]=&quot;Yes&quot;;[.C192]=&quot;Yes&quot;);&quot;Reject&quot;;IF(AND(OR([.B192]=&quot;No&quot;;[.B192]=&quot;Trace&quot;);[.C192]=&quot;No&quot;);&quot;Accept&quot;;IF(COUNTBLANK([.B192:.C192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Damnation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193]=&quot;Yes&quot;;[.C193]=&quot;Yes&quot;);&quot;Reject&quot;;IF(AND(OR([.B193]=&quot;No&quot;;[.B193]=&quot;Trace&quot;);[.C193]=&quot;No&quot;);&quot;Accept&quot;;IF(COUNTBLANK([.B193:.C193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DeadlyBirdsSong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Yes</text:p>
          </table:table-cell>
          <table:table-cell table:style-name="ce5" table:formula="of:=IF(OR([.B194]=&quot;Yes&quot;;[.C194]=&quot;Yes&quot;);&quot;Reject&quot;;IF(AND(OR([.B194]=&quot;No&quot;;[.B194]=&quot;Trace&quot;);[.C194]=&quot;No&quot;);&quot;Accept&quot;;IF(COUNTBLANK([.B194:.C194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Deserted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195]=&quot;Yes&quot;;[.C195]=&quot;Yes&quot;);&quot;Reject&quot;;IF(AND(OR([.B195]=&quot;No&quot;;[.B195]=&quot;Trace&quot;);[.C195]=&quot;No&quot;);&quot;Accept&quot;;IF(COUNTBLANK([.B195:.C195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Desiccator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196]=&quot;Yes&quot;;[.C196]=&quot;Yes&quot;);&quot;Reject&quot;;IF(AND(OR([.B196]=&quot;No&quot;;[.B196]=&quot;Trace&quot;);[.C196]=&quot;No&quot;);&quot;Accept&quot;;IF(COUNTBLANK([.B196:.C196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Drifts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Yes</text:p>
          </table:table-cell>
          <table:table-cell table:style-name="ce5" table:formula="of:=IF(OR([.B197]=&quot;Yes&quot;;[.C197]=&quot;Yes&quot;);&quot;Reject&quot;;IF(AND(OR([.B197]=&quot;No&quot;;[.B197]=&quot;Trace&quot;);[.C197]=&quot;No&quot;);&quot;Accept&quot;;IF(COUNTBLANK([.B197:.C197])=0;&quot;Test&quot;;&quot;&quot;)))" office:value-type="string" office:string-value="Reject" calcext:value-type="string">
            <text:p>Reject</text:p>
          </table:table-cell>
          <table:table-cell office:value-type="string" calcext:value-type="string">
            <text:p>there’s nothing really to this map tbh</text:p>
          </table:table-cell>
        </table:table-row>
        <table:table-row table:style-name="ro1" table:visibility="filter">
          <table:table-cell office:value-type="string" calcext:value-type="string">
            <text:p>TWL-Euro_Feign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198]=&quot;Yes&quot;;[.C198]=&quot;Yes&quot;);&quot;Reject&quot;;IF(AND(OR([.B198]=&quot;No&quot;;[.B198]=&quot;Trace&quot;);[.C198]=&quot;No&quot;);&quot;Accept&quot;;IF(COUNTBLANK([.B198:.C198])=0;&quot;Test&quot;;&quot;&quot;)))" office:value-type="string" office:string-value="Reject" calcext:value-type="string">
            <text:p>Reject</text:p>
          </table:table-cell>
          <table:table-cell office:value-type="string" calcext:value-type="string">
            <text:p>come on man</text:p>
          </table:table-cell>
        </table:table-row>
        <table:table-row table:style-name="ro1" table:visibility="filter">
          <table:table-cell office:value-type="string" calcext:value-type="string">
            <text:p>TWL-Frostclaw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199]=&quot;Yes&quot;;[.C199]=&quot;Yes&quot;);&quot;Reject&quot;;IF(AND(OR([.B199]=&quot;No&quot;;[.B199]=&quot;Trace&quot;);[.C199]=&quot;No&quot;);&quot;Accept&quot;;IF(COUNTBLANK([.B199:.C199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Frozen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200]=&quot;Yes&quot;;[.C200]=&quot;Yes&quot;);&quot;Reject&quot;;IF(AND(OR([.B200]=&quot;No&quot;;[.B200]=&quot;Trace&quot;);[.C200]=&quot;No&quot;);&quot;Accept&quot;;IF(COUNTBLANK([.B200:.C200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Harvester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201]=&quot;Yes&quot;;[.C201]=&quot;Yes&quot;);&quot;Reject&quot;;IF(AND(OR([.B201]=&quot;No&quot;;[.B201]=&quot;Trace&quot;);[.C201]=&quot;No&quot;);&quot;Accept&quot;;IF(COUNTBLANK([.B201:.C201])=0;&quot;Test&quot;;&quot;&quot;)))" office:value-type="string" office:string-value="Accept" calcext:value-type="string">
            <text:p>Accept</text:p>
          </table:table-cell>
          <table:table-cell office:value-type="string" calcext:value-type="string">
            <text:p>why did I take this one</text:p>
          </table:table-cell>
        </table:table-row>
        <table:table-row table:style-name="ro1" table:visibility="filter">
          <table:table-cell office:value-type="string" calcext:value-type="string">
            <text:p>TWL-Horde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202]=&quot;Yes&quot;;[.C202]=&quot;Yes&quot;);&quot;Reject&quot;;IF(AND(OR([.B202]=&quot;No&quot;;[.B202]=&quot;Trace&quot;);[.C202]=&quot;No&quot;);&quot;Accept&quot;;IF(COUNTBLANK([.B202:.C202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Katabatic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203]=&quot;Yes&quot;;[.C203]=&quot;Yes&quot;);&quot;Reject&quot;;IF(AND(OR([.B203]=&quot;No&quot;;[.B203]=&quot;Trace&quot;);[.C203]=&quot;No&quot;);&quot;Accept&quot;;IF(COUNTBLANK([.B203:.C203])=0;&quot;Test&quot;;&quot;&quot;)))" office:value-type="string" office:string-value="Reject" calcext:value-type="string">
            <text:p>Reject</text:p>
          </table:table-cell>
          <table:table-cell office:value-type="string" calcext:value-type="string">
            <text:p>oob still bad</text:p>
          </table:table-cell>
        </table:table-row>
        <table:table-row table:style-name="ro1" table:visibility="filter">
          <table:table-cell office:value-type="string" calcext:value-type="string">
            <text:p>TWL-Neve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204]=&quot;Yes&quot;;[.C204]=&quot;Yes&quot;);&quot;Reject&quot;;IF(AND(OR([.B204]=&quot;No&quot;;[.B204]=&quot;Trace&quot;);[.C204]=&quot;No&quot;);&quot;Accept&quot;;IF(COUNTBLANK([.B204:.C204])=0;&quot;Test&quot;;&quot;&quot;)))" office:value-type="string" office:string-value="Reject" calcext:value-type="string">
            <text:p>Reject</text:p>
          </table:table-cell>
          <table:table-cell office:value-type="string" calcext:value-type="string">
            <text:p>it’s trace amounts but they’re in places you would probably do routes</text:p>
          </table:table-cell>
        </table:table-row>
        <table:table-row table:style-name="ro1" table:visibility="filter">
          <table:table-cell office:value-type="string" calcext:value-type="string">
            <text:p>TWL-NoShelter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205]=&quot;Yes&quot;;[.C205]=&quot;Yes&quot;);&quot;Reject&quot;;IF(AND(OR([.B205]=&quot;No&quot;;[.B205]=&quot;Trace&quot;);[.C205]=&quot;No&quot;);&quot;Accept&quot;;IF(COUNTBLANK([.B205:.C205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Os_Iris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206]=&quot;Yes&quot;;[.C206]=&quot;Yes&quot;);&quot;Reject&quot;;IF(AND(OR([.B206]=&quot;No&quot;;[.B206]=&quot;Trace&quot;);[.C206]=&quot;No&quot;);&quot;Accept&quot;;IF(COUNTBLANK([.B206:.C206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Pandemonium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207]=&quot;Yes&quot;;[.C207]=&quot;Yes&quot;);&quot;Reject&quot;;IF(AND(OR([.B207]=&quot;No&quot;;[.B207]=&quot;Trace&quot;);[.C207]=&quot;No&quot;);&quot;Accept&quot;;IF(COUNTBLANK([.B207:.C207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Runenmacht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Yes</text:p>
          </table:table-cell>
          <table:table-cell table:style-name="ce5" table:formula="of:=IF(OR([.B208]=&quot;Yes&quot;;[.C208]=&quot;Yes&quot;);&quot;Reject&quot;;IF(AND(OR([.B208]=&quot;No&quot;;[.B208]=&quot;Trace&quot;);[.C208]=&quot;No&quot;);&quot;Accept&quot;;IF(COUNTBLANK([.B208:.C208])=0;&quot;Test&quot;;&quot;&quot;)))" office:value-type="string" office:string-value="Reject" calcext:value-type="string">
            <text:p>Reject</text:p>
          </table:table-cell>
          <table:table-cell office:value-type="string" calcext:value-type="string">
            <text:p>nah</text:p>
          </table:table-cell>
        </table:table-row>
        <table:table-row table:style-name="ro1" table:visibility="filter">
          <table:table-cell office:value-type="string" calcext:value-type="string">
            <text:p>TWL-Slapdash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209]=&quot;Yes&quot;;[.C209]=&quot;Yes&quot;);&quot;Reject&quot;;IF(AND(OR([.B209]=&quot;No&quot;;[.B209]=&quot;Trace&quot;);[.C209]=&quot;No&quot;);&quot;Accept&quot;;IF(COUNTBLANK([.B209:.C209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SubZero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210]=&quot;Yes&quot;;[.C210]=&quot;Yes&quot;);&quot;Reject&quot;;IF(AND(OR([.B210]=&quot;No&quot;;[.B210]=&quot;Trace&quot;);[.C210]=&quot;No&quot;);&quot;Accept&quot;;IF(COUNTBLANK([.B210:.C210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WilderZone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211]=&quot;Yes&quot;;[.C211]=&quot;Yes&quot;);&quot;Reject&quot;;IF(AND(OR([.B211]=&quot;No&quot;;[.B211]=&quot;Trace&quot;);[.C211]=&quot;No&quot;);&quot;Accept&quot;;IF(COUNTBLANK([.B211:.C211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-WoodyMyrk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212]=&quot;Yes&quot;;[.C212]=&quot;Yes&quot;);&quot;Reject&quot;;IF(AND(OR([.B212]=&quot;No&quot;;[.B212]=&quot;Trace&quot;);[.C212]=&quot;No&quot;);&quot;Accept&quot;;IF(COUNTBLANK([.B212:.C212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2_Crevice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213]=&quot;Yes&quot;;[.C213]=&quot;Yes&quot;);&quot;Reject&quot;;IF(AND(OR([.B213]=&quot;No&quot;;[.B213]=&quot;Trace&quot;);[.C213]=&quot;No&quot;);&quot;Accept&quot;;IF(COUNTBLANK([.B213:.C213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2_Frozenglory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214]=&quot;Yes&quot;;[.C214]=&quot;Yes&quot;);&quot;Reject&quot;;IF(AND(OR([.B214]=&quot;No&quot;;[.B214]=&quot;Trace&quot;);[.C214]=&quot;No&quot;);&quot;Accept&quot;;IF(COUNTBLANK([.B214:.C214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TWL2_Ruined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215]=&quot;Yes&quot;;[.C215]=&quot;Yes&quot;);&quot;Reject&quot;;IF(AND(OR([.B215]=&quot;No&quot;;[.B215]=&quot;Trace&quot;);[.C215]=&quot;No&quot;);&quot;Accept&quot;;IF(COUNTBLANK([.B215:.C215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Tyre.ter</text:p>
          </table:table-cell>
          <table:table-cell table:number-columns-repeated="2" office:value-type="string" calcext:value-type="string">
            <text:p>Yes</text:p>
          </table:table-cell>
          <table:table-cell table:style-name="ce5" table:formula="of:=IF(OR([.B216]=&quot;Yes&quot;;[.C216]=&quot;Yes&quot;);&quot;Reject&quot;;IF(AND(OR([.B216]=&quot;No&quot;;[.B216]=&quot;Trace&quot;);[.C216]=&quot;No&quot;);&quot;Accept&quot;;IF(COUNTBLANK([.B216:.C216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UltimaThule.ter</text:p>
          </table:table-cell>
          <table:table-cell/>
          <table:table-cell office:value-type="string" calcext:value-type="string">
            <text:p>Yes</text:p>
          </table:table-cell>
          <table:table-cell table:style-name="ce5" table:formula="of:=IF(OR([.B217]=&quot;Yes&quot;;[.C217]=&quot;Yes&quot;);&quot;Reject&quot;;IF(AND(OR([.B217]=&quot;No&quot;;[.B217]=&quot;Trace&quot;);[.C217]=&quot;No&quot;);&quot;Accept&quot;;IF(COUNTBLANK([.B217:.C217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Underhill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Yes</text:p>
          </table:table-cell>
          <table:table-cell table:style-name="ce5" table:formula="of:=IF(OR([.B218]=&quot;Yes&quot;;[.C218]=&quot;Yes&quot;);&quot;Reject&quot;;IF(AND(OR([.B218]=&quot;No&quot;;[.B218]=&quot;Trace&quot;);[.C218]=&quot;No&quot;);&quot;Accept&quot;;IF(COUNTBLANK([.B218:.C218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steland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219]=&quot;Yes&quot;;[.C219]=&quot;Yes&quot;);&quot;Reject&quot;;IF(AND(OR([.B219]=&quot;No&quot;;[.B219]=&quot;Trace&quot;);[.C219]=&quot;No&quot;);&quot;Accept&quot;;IF(COUNTBLANK([.B219:.C219])=0;&quot;Test&quot;;&quot;&quot;)))" office:value-type="string" office:string-value="Accept" calcext:value-type="string">
            <text:p>Accept</text:p>
          </table:table-cell>
          <table:table-cell office:value-type="string" calcext:value-type="string">
            <text:p>whatever sure</text:p>
          </table:table-cell>
        </table:table-row>
        <table:table-row table:style-name="ro1" table:visibility="filter">
          <table:table-cell office:value-type="string" calcext:value-type="string">
            <text:p>WhiteDwarf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Yes</text:p>
          </table:table-cell>
          <table:table-cell table:style-name="ce5" table:formula="of:=IF(OR([.B220]=&quot;Yes&quot;;[.C220]=&quot;Yes&quot;);&quot;Reject&quot;;IF(AND(OR([.B220]=&quot;No&quot;;[.B220]=&quot;Trace&quot;);[.C220]=&quot;No&quot;);&quot;Accept&quot;;IF(COUNTBLANK([.B220:.C220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hiteout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221]=&quot;Yes&quot;;[.C221]=&quot;Yes&quot;);&quot;Reject&quot;;IF(AND(OR([.B221]=&quot;No&quot;;[.B221]=&quot;Trace&quot;);[.C221]=&quot;No&quot;);&quot;Accept&quot;;IF(COUNTBLANK([.B221:.C221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oodyMyrkSE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222]=&quot;Yes&quot;;[.C222]=&quot;Yes&quot;);&quot;Reject&quot;;IF(AND(OR([.B222]=&quot;No&quot;;[.B222]=&quot;Trace&quot;);[.C222]=&quot;No&quot;);&quot;Accept&quot;;IF(COUNTBLANK([.B222:.C222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Xtra_AshenPowder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223]=&quot;Yes&quot;;[.C223]=&quot;Yes&quot;);&quot;Reject&quot;;IF(AND(OR([.B223]=&quot;No&quot;;[.B223]=&quot;Trace&quot;);[.C223]=&quot;No&quot;);&quot;Accept&quot;;IF(COUNTBLANK([.B223:.C223])=0;&quot;Test&quot;;&quot;&quot;)))" office:value-type="string" office:string-value="Accept" calcext:value-type="string">
            <text:p>Accept</text:p>
          </table:table-cell>
          <table:table-cell office:value-type="string" calcext:value-type="string">
            <text:p>massive flat area is in a place the player would want to discjump over anyway</text:p>
          </table:table-cell>
        </table:table-row>
        <table:table-row table:style-name="ro1" table:visibility="filter">
          <table:table-cell office:value-type="string" calcext:value-type="string">
            <text:p>Xtra_Bastage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224]=&quot;Yes&quot;;[.C224]=&quot;Yes&quot;);&quot;Reject&quot;;IF(AND(OR([.B224]=&quot;No&quot;;[.B224]=&quot;Trace&quot;);[.C224]=&quot;No&quot;);&quot;Accept&quot;;IF(COUNTBLANK([.B224:.C224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Xtra_Birthright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225]=&quot;Yes&quot;;[.C225]=&quot;Yes&quot;);&quot;Reject&quot;;IF(AND(OR([.B225]=&quot;No&quot;;[.B225]=&quot;Trace&quot;);[.C225]=&quot;No&quot;);&quot;Accept&quot;;IF(COUNTBLANK([.B225:.C225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Xtra_Crown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Yes</text:p>
          </table:table-cell>
          <table:table-cell table:style-name="ce5" table:formula="of:=IF(OR([.B226]=&quot;Yes&quot;;[.C226]=&quot;Yes&quot;);&quot;Reject&quot;;IF(AND(OR([.B226]=&quot;No&quot;;[.B226]=&quot;Trace&quot;);[.C226]=&quot;No&quot;);&quot;Accept&quot;;IF(COUNTBLANK([.B226:.C226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Xtra_DesertedSE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Yes</text:p>
          </table:table-cell>
          <table:table-cell table:style-name="ce5" table:formula="of:=IF(OR([.B227]=&quot;Yes&quot;;[.C227]=&quot;Yes&quot;);&quot;Reject&quot;;IF(AND(OR([.B227]=&quot;No&quot;;[.B227]=&quot;Trace&quot;);[.C227]=&quot;No&quot;);&quot;Accept&quot;;IF(COUNTBLANK([.B227:.C227])=0;&quot;Test&quot;;&quot;&quot;)))" office:value-type="string" office:string-value="Reject" calcext:value-type="string">
            <text:p>Reject</text:p>
          </table:table-cell>
          <table:table-cell office:value-type="string" calcext:value-type="string">
            <text:p>This is a VERY jagged terrain.</text:p>
          </table:table-cell>
        </table:table-row>
        <table:table-row table:style-name="ro1" table:visibility="filter">
          <table:table-cell office:value-type="string" calcext:value-type="string">
            <text:p>Xtra_Helion.ter</text:p>
          </table:table-cell>
          <table:table-cell office:value-type="string" calcext:value-type="string">
            <text:p>Likely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Reject</text:p>
          </table:table-cell>
          <table:table-cell office:value-type="string" calcext:value-type="string">
            <text:p>overriding – this is really just a boring terrain</text:p>
          </table:table-cell>
        </table:table-row>
        <table:table-row table:style-name="ro1" table:visibility="filter">
          <table:table-cell office:value-type="string" calcext:value-type="string">
            <text:p>Xtra_SoupLadle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229]=&quot;Yes&quot;;[.C229]=&quot;Yes&quot;);&quot;Reject&quot;;IF(AND(OR([.B229]=&quot;No&quot;;[.B229]=&quot;Trace&quot;);[.C229]=&quot;No&quot;);&quot;Accept&quot;;IF(COUNTBLANK([.B229:.C229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Xtra_StarFall_T1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230]=&quot;Yes&quot;;[.C230]=&quot;Yes&quot;);&quot;Reject&quot;;IF(AND(OR([.B230]=&quot;No&quot;;[.B230]=&quot;Trace&quot;);[.C230]=&quot;No&quot;);&quot;Accept&quot;;IF(COUNTBLANK([.B230:.C230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Xtra_Stripmine.ter</text:p>
          </table:table-cell>
          <table:table-cell table:number-columns-repeated="2" office:value-type="string" calcext:value-type="string">
            <text:p>Yes</text:p>
          </table:table-cell>
          <table:table-cell table:style-name="ce5" table:formula="of:=IF(OR([.B231]=&quot;Yes&quot;;[.C231]=&quot;Yes&quot;);&quot;Reject&quot;;IF(AND(OR([.B231]=&quot;No&quot;;[.B231]=&quot;Trace&quot;);[.C231]=&quot;No&quot;);&quot;Accept&quot;;IF(COUNTBLANK([.B231:.C231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Xtra_ThunderGiant.t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table:style-name="ce5" table:formula="of:=IF(OR([.B232]=&quot;Yes&quot;;[.C232]=&quot;Yes&quot;);&quot;Reject&quot;;IF(AND(OR([.B232]=&quot;No&quot;;[.B232]=&quot;Trace&quot;);[.C232]=&quot;No&quot;);&quot;Accept&quot;;IF(COUNTBLANK([.B232:.C232])=0;&quot;Test&quot;;&quot;&quot;)))" office:value-type="string" office:string-value="Accept" calcext:value-type="string">
            <text:p>Accept</text:p>
          </table:table-cell>
          <table:table-cell office:value-type="string" calcext:value-type="string">
            <text:p>this map is garbage but it’s fun to try to ski on it</text:p>
          </table:table-cell>
        </table:table-row>
        <table:table-row table:style-name="ro1" table:visibility="filter">
          <table:table-cell office:value-type="string" calcext:value-type="string">
            <text:p>Xtra_VanDamned.ter</text:p>
          </table:table-cell>
          <table:table-cell table:number-columns-repeated="2" office:value-type="string" calcext:value-type="string">
            <text:p>No</text:p>
          </table:table-cell>
          <table:table-cell table:style-name="ce5" table:formula="of:=IF(OR([.B233]=&quot;Yes&quot;;[.C233]=&quot;Yes&quot;);&quot;Reject&quot;;IF(AND(OR([.B233]=&quot;No&quot;;[.B233]=&quot;Trace&quot;);[.C233]=&quot;No&quot;);&quot;Accept&quot;;IF(COUNTBLANK([.B233:.C233])=0;&quot;Test&quot;;&quot;&quot;)))" office:value-type="string" office:string-value="Accept" calcext:value-type="string">
            <text:p>Accept</text:p>
          </table:table-cell>
          <table:table-cell/>
        </table:table-row>
        <table:table-row table:style-name="ro1" table:visibility="filter">
          <table:table-cell office:value-type="string" calcext:value-type="string">
            <text:p>Xtra_Voodoo.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table:formula="of:=IF(OR([.B234]=&quot;Yes&quot;;[.C234]=&quot;Yes&quot;);&quot;Reject&quot;;IF(AND(OR([.B234]=&quot;No&quot;;[.B234]=&quot;Trace&quot;);[.C234]=&quot;No&quot;);&quot;Accept&quot;;IF(COUNTBLANK([.B234:.C234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Xtra_Xerxes.ter</text:p>
          </table:table-cell>
          <table:table-cell office:value-type="string" calcext:value-type="string">
            <text:p>Likely</text:p>
          </table:table-cell>
          <table:table-cell office:value-type="string" calcext:value-type="string">
            <text:p>Yes</text:p>
          </table:table-cell>
          <table:table-cell table:style-name="ce5" table:formula="of:=IF(OR([.B235]=&quot;Yes&quot;;[.C235]=&quot;Yes&quot;);&quot;Reject&quot;;IF(AND(OR([.B235]=&quot;No&quot;;[.B235]=&quot;Trace&quot;);[.C235]=&quot;No&quot;);&quot;Accept&quot;;IF(COUNTBLANK([.B235:.C235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Xtra_ziggurat.ter</text:p>
          </table:table-cell>
          <table:table-cell office:value-type="string" calcext:value-type="string">
            <text:p>Yes</text:p>
          </table:table-cell>
          <table:table-cell/>
          <table:table-cell table:style-name="ce5" table:formula="of:=IF(OR([.B236]=&quot;Yes&quot;;[.C236]=&quot;Yes&quot;);&quot;Reject&quot;;IF(AND(OR([.B236]=&quot;No&quot;;[.B236]=&quot;Trace&quot;);[.C236]=&quot;No&quot;);&quot;Accept&quot;;IF(COUNTBLANK([.B236:.C236])=0;&quot;Test&quot;;&quot;&quot;)))" office:value-type="string" office:string-value="Reject" calcext:value-type="string">
            <text:p>Reject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Accepted:</text:p>
          </table:table-cell>
          <table:table-cell table:formula="of:=COUNTIF([.D$1:.D$1048576];&quot;Accept&quot;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ejected:</text:p>
          </table:table-cell>
          <table:table-cell table:formula="of:=COUNTIF([.D$1:.D$1048576];&quot;Reject&quot;)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uplicates:</text:p>
          </table:table-cell>
          <table:table-cell table:formula="of:=COUNTIF([.D$1:.D$1048576];&quot;Duplicate&quot;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emaining to Test:</text:p>
          </table:table-cell>
          <table:table-cell table:formula="of:=COUNTIF([.D$1:.D$1048576];&quot;Test&quot;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formula="of:=SUM([.B239:.B242])" office:value-type="float" office:value="235" calcext:value-type="float">
            <text:p>235</text:p>
          </table:table-cell>
          <table:table-cell table:number-columns-repeated="3"/>
        </table:table-row>
        <table:table-row table:style-name="ro1" table:number-rows-repeated="104833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C635" table:display-filter-buttons="true" table:orientation="column">
          <table:filter>
            <table:filter-and>
              <table:filter-condition table:field-number="0" table:value="S5maps.vl2" table:operator="=">
                <table:filter-set-item table:value="S5maps.vl2"/>
                <table:filter-set-item table:value="S8maps.vl2"/>
                <table:filter-set-item table:value="TR2final105-client.vl2"/>
                <table:filter-set-item table:value="TWL-MapPack.vl2"/>
                <table:filter-set-item table:value="TWL2-MapPack.vl2"/>
                <table:filter-set-item table:value="classic_maps_v1.vl2"/>
                <table:filter-set-item table:value="missions.vl2"/>
                <table:filter-set-item table:value="zDiscord-Map-Pack-4.7.vl2"/>
              </table:filter-condition>
            </table:filter-and>
          </table:filter>
        </table:database-range>
        <table:database-range table:name="__Anonymous_Sheet_DB__1" table:target-range-address="Sheet2.A1:Sheet2.E236" table:display-filter-buttons="true">
          <table:filter>
            <table:filter-and>
              <table:filter-condition table:field-number="3" table:value="Test" table:operator="="/>
            </table:filter-and>
          </table:filter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 style:data-style-name="N2" text:time-value="15:26:54.7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5T00:23:44.526000000</meta:creation-date>
    <dc:date>2021-03-06T02:14:08.931000000</dc:date>
    <meta:editing-duration>PT6H57M38S</meta:editing-duration>
    <meta:editing-cycles>66</meta:editing-cycles>
    <meta:generator>LibreOffice/6.4.4.2$Windows_X86_64 LibreOffice_project/3d775be2011f3886db32dfd395a6a6d1ca2630ff</meta:generator>
    <meta:document-statistic meta:table-count="2" meta:cell-count="2837" meta:object-count="0"/>
  </office:meta>
</office:document-meta>
</file>